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37.3pt"/>
    </style:style>
    <style:style style:name="co2" style:family="table-column">
      <style:table-column-properties fo:break-before="auto" style:column-width="64.29pt"/>
    </style:style>
    <style:style style:name="co3" style:family="table-column">
      <style:table-column-properties fo:break-before="auto" style:column-width="371.54pt"/>
    </style:style>
    <style:style style:name="co4" style:family="table-column">
      <style:table-column-properties fo:break-before="auto" style:column-width="447pt"/>
    </style:style>
    <style:style style:name="co5" style:family="table-column">
      <style:table-column-properties fo:break-before="auto" style:column-width="595.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147pt" fo:break-before="auto" style:use-optimal-row-height="true"/>
    </style:style>
    <style:style style:name="ro4" style:family="table-row">
      <style:table-row-properties style:row-height="169.4pt" fo:break-before="auto" style:use-optimal-row-height="true"/>
    </style:style>
    <style:style style:name="ro5" style:family="table-row">
      <style:table-row-properties style:row-height="191.76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124.61pt"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style:font-name-asian="Unifont" style:font-name-complex="FreeSans"/>
    </style:style>
  </office:automatic-styles>
  <office:body>
    <office:spreadsheet>
      <table:calculation-settings table:automatic-find-labels="false"/>
      <table:table table:name="metadata"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row table:style-name="ro1">
          <table:table-cell office:value-type="string" calcext:value-type="string">
            <text:p>name</text:p>
          </table:table-cell>
          <table:table-cell office:value-type="string" calcext:value-type="string">
            <text:p>type</text:p>
          </table:table-cell>
          <table:table-cell office:value-type="string" calcext:value-type="string">
            <text:p>subtype</text:p>
          </table:table-cell>
          <table:table-cell office:value-type="string" calcext:value-type="string">
            <text:p>variable</text:p>
          </table:table-cell>
          <table:table-cell office:value-type="string" calcext:value-type="string">
            <text:p>outcome</text:p>
          </table:table-cell>
          <table:table-cell office:value-type="string" calcext:value-type="string">
            <text:p>notes</text:p>
          </table:table-cell>
        </table:table-row>
        <table:table-row table:style-name="ro1">
          <table:table-cell office:value-type="string" calcext:value-type="string">
            <text:p>V0001</text:p>
          </table:table-cell>
          <table:table-cell table:number-columns-repeated="2" office:value-type="string" calcext:value-type="string">
            <text:p>dwelling</text:p>
          </table:table-cell>
          <table:table-cell office:value-type="string" calcext:value-type="string">
            <text:p>Occupied private dwelling type</text:p>
          </table:table-cell>
          <table:table-cell office:value-type="string" calcext:value-type="string">
            <text:p>Separate House</text:p>
          </table:table-cell>
          <table:table-cell/>
        </table:table-row>
        <table:table-row table:style-name="ro1">
          <table:table-cell office:value-type="string" calcext:value-type="string">
            <text:p>V0002</text:p>
          </table:table-cell>
          <table:table-cell table:number-columns-repeated="2" office:value-type="string" calcext:value-type="string">
            <text:p>dwelling</text:p>
          </table:table-cell>
          <table:table-cell office:value-type="string" calcext:value-type="string">
            <text:p>Occupied private dwelling type</text:p>
          </table:table-cell>
          <table:table-cell office:value-type="string" calcext:value-type="string">
            <text:p>Two or More Flats/Units/Townhouses/ Apartments/Houses Joined Together</text:p>
          </table:table-cell>
          <table:table-cell/>
        </table:table-row>
        <table:table-row table:style-name="ro1">
          <table:table-cell office:value-type="string" calcext:value-type="string">
            <text:p>V0003</text:p>
          </table:table-cell>
          <table:table-cell table:number-columns-repeated="2" office:value-type="string" calcext:value-type="string">
            <text:p>dwelling</text:p>
          </table:table-cell>
          <table:table-cell office:value-type="string" calcext:value-type="string">
            <text:p>Occupied private dwelling type</text:p>
          </table:table-cell>
          <table:table-cell office:value-type="string" calcext:value-type="string">
            <text:p>Other Occupied Private Dwellings</text:p>
          </table:table-cell>
          <table:table-cell office:value-type="string" calcext:value-type="string">
            <text:p>Consists of mobile and improvised dwellings roofless or rough sleepers and dwellings in a motor camp. In 2001 this category was called Temporary Private Dwellings.</text:p>
          </table:table-cell>
        </table:table-row>
        <table:table-row table:style-name="ro1">
          <table:table-cell office:value-type="string" calcext:value-type="string">
            <text:p>V0004</text:p>
          </table:table-cell>
          <table:table-cell table:number-columns-repeated="2" office:value-type="string" calcext:value-type="string">
            <text:p>dwelling</text:p>
          </table:table-cell>
          <table:table-cell office:value-type="string" calcext:value-type="string">
            <text:p>Occupied private dwelling type</text:p>
          </table:table-cell>
          <table:table-cell office:value-type="string" calcext:value-type="string">
            <text:p>Occupied Private Dwelling Not Further Defined</text:p>
          </table:table-cell>
          <table:table-cell/>
        </table:table-row>
        <table:table-row table:style-name="ro1">
          <table:table-cell office:value-type="string" calcext:value-type="string">
            <text:p>V0005</text:p>
          </table:table-cell>
          <table:table-cell table:number-columns-repeated="2" office:value-type="string" calcext:value-type="string">
            <text:p>dwelling</text:p>
          </table:table-cell>
          <table:table-cell office:value-type="string" calcext:value-type="string">
            <text:p>Occupied private dwelling type</text:p>
          </table:table-cell>
          <table:table-cell office:value-type="string" calcext:value-type="string">
            <text:p>Total occupied private dwellings</text:p>
          </table:table-cell>
          <table:table-cell/>
        </table:table-row>
        <table:table-row table:style-name="ro1">
          <table:table-cell office:value-type="string" calcext:value-type="string">
            <text:p>V0006</text:p>
          </table:table-cell>
          <table:table-cell table:number-columns-repeated="2" office:value-type="string" calcext:value-type="string">
            <text:p>dwelling</text:p>
          </table:table-cell>
          <table:table-cell office:value-type="string" calcext:value-type="string">
            <text:p>Dwelling record type for occupied dwellings</text:p>
          </table:table-cell>
          <table:table-cell office:value-type="string" calcext:value-type="string">
            <text:p>Occupied Private Dwelling</text:p>
          </table:table-cell>
          <table:table-cell/>
        </table:table-row>
        <table:table-row table:style-name="ro1">
          <table:table-cell office:value-type="string" calcext:value-type="string">
            <text:p>V0007</text:p>
          </table:table-cell>
          <table:table-cell table:number-columns-repeated="2" office:value-type="string" calcext:value-type="string">
            <text:p>dwelling</text:p>
          </table:table-cell>
          <table:table-cell office:value-type="string" calcext:value-type="string">
            <text:p>Dwelling record type for occupied dwellings</text:p>
          </table:table-cell>
          <table:table-cell office:value-type="string" calcext:value-type="string">
            <text:p>Occupied Non-private Dwelling</text:p>
          </table:table-cell>
          <table:table-cell/>
        </table:table-row>
        <table:table-row table:style-name="ro1">
          <table:table-cell office:value-type="string" calcext:value-type="string">
            <text:p>V0008</text:p>
          </table:table-cell>
          <table:table-cell table:number-columns-repeated="2" office:value-type="string" calcext:value-type="string">
            <text:p>dwelling</text:p>
          </table:table-cell>
          <table:table-cell office:value-type="string" calcext:value-type="string">
            <text:p>Dwelling record type for occupied dwellings</text:p>
          </table:table-cell>
          <table:table-cell office:value-type="string" calcext:value-type="string">
            <text:p>Total occupied dwellings</text:p>
          </table:table-cell>
          <table:table-cell/>
        </table:table-row>
        <table:table-row table:style-name="ro1">
          <table:table-cell office:value-type="string" calcext:value-type="string">
            <text:p>V0009</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One Room</text:p>
          </table:table-cell>
          <table:table-cell/>
        </table:table-row>
        <table:table-row table:style-name="ro1">
          <table:table-cell office:value-type="string" calcext:value-type="string">
            <text:p>V0010</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Two Rooms</text:p>
          </table:table-cell>
          <table:table-cell/>
        </table:table-row>
        <table:table-row table:style-name="ro1">
          <table:table-cell office:value-type="string" calcext:value-type="string">
            <text:p>V0011</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Three Rooms</text:p>
          </table:table-cell>
          <table:table-cell/>
        </table:table-row>
        <table:table-row table:style-name="ro1">
          <table:table-cell office:value-type="string" calcext:value-type="string">
            <text:p>V0012</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Four Rooms</text:p>
          </table:table-cell>
          <table:table-cell/>
        </table:table-row>
        <table:table-row table:style-name="ro1">
          <table:table-cell office:value-type="string" calcext:value-type="string">
            <text:p>V0013</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Five Rooms</text:p>
          </table:table-cell>
          <table:table-cell/>
        </table:table-row>
        <table:table-row table:style-name="ro1">
          <table:table-cell office:value-type="string" calcext:value-type="string">
            <text:p>V0014</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Six Rooms</text:p>
          </table:table-cell>
          <table:table-cell/>
        </table:table-row>
        <table:table-row table:style-name="ro1">
          <table:table-cell office:value-type="string" calcext:value-type="string">
            <text:p>V0015</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Seven Rooms</text:p>
          </table:table-cell>
          <table:table-cell/>
        </table:table-row>
        <table:table-row table:style-name="ro1">
          <table:table-cell office:value-type="string" calcext:value-type="string">
            <text:p>V0016</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Eight or More Rooms</text:p>
          </table:table-cell>
          <table:table-cell/>
        </table:table-row>
        <table:table-row table:style-name="ro1">
          <table:table-cell office:value-type="string" calcext:value-type="string">
            <text:p>V0017</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Total dwellings stated</text:p>
          </table:table-cell>
          <table:table-cell/>
        </table:table-row>
        <table:table-row table:style-name="ro1">
          <table:table-cell office:value-type="string" calcext:value-type="string">
            <text:p>V0018</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Not Elsewhere Included</text:p>
          </table:table-cell>
          <table:table-cell office:value-type="string" calcext:value-type="string">
            <text:p>Consists of response unidentifiable and not stated.</text:p>
          </table:table-cell>
        </table:table-row>
        <table:table-row table:style-name="ro1">
          <table:table-cell office:value-type="string" calcext:value-type="string">
            <text:p>V0019</text:p>
          </table:table-cell>
          <table:table-cell table:number-columns-repeated="2" office:value-type="string" calcext:value-type="string">
            <text:p>dwelling</text:p>
          </table:table-cell>
          <table:table-cell office:value-type="string" calcext:value-type="string">
            <text:p>Number of rooms for occupied private dwellings</text:p>
          </table:table-cell>
          <table:table-cell office:value-type="string" calcext:value-type="string">
            <text:p>Total occupied private dwellings</text:p>
          </table:table-cell>
          <table:table-cell/>
        </table:table-row>
        <table:table-row table:style-name="ro1">
          <table:table-cell office:value-type="string" calcext:value-type="string">
            <text:p>V0020</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One Bedroom</text:p>
          </table:table-cell>
          <table:table-cell/>
        </table:table-row>
        <table:table-row table:style-name="ro1">
          <table:table-cell office:value-type="string" calcext:value-type="string">
            <text:p>V0021</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Two Bedrooms</text:p>
          </table:table-cell>
          <table:table-cell/>
        </table:table-row>
        <table:table-row table:style-name="ro1">
          <table:table-cell office:value-type="string" calcext:value-type="string">
            <text:p>V0022</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Three Bedrooms</text:p>
          </table:table-cell>
          <table:table-cell/>
        </table:table-row>
        <table:table-row table:style-name="ro1">
          <table:table-cell office:value-type="string" calcext:value-type="string">
            <text:p>V0023</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Four Bedrooms</text:p>
          </table:table-cell>
          <table:table-cell/>
        </table:table-row>
        <table:table-row table:style-name="ro1">
          <table:table-cell office:value-type="string" calcext:value-type="string">
            <text:p>V0024</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Five Bedrooms</text:p>
          </table:table-cell>
          <table:table-cell/>
        </table:table-row>
        <table:table-row table:style-name="ro1">
          <table:table-cell office:value-type="string" calcext:value-type="string">
            <text:p>V0025</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Six Bedrooms</text:p>
          </table:table-cell>
          <table:table-cell/>
        </table:table-row>
        <table:table-row table:style-name="ro1">
          <table:table-cell office:value-type="string" calcext:value-type="string">
            <text:p>V0026</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Seven Bedrooms</text:p>
          </table:table-cell>
          <table:table-cell/>
        </table:table-row>
        <table:table-row table:style-name="ro1">
          <table:table-cell office:value-type="string" calcext:value-type="string">
            <text:p>V0027</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Eight or More Bedrooms</text:p>
          </table:table-cell>
          <table:table-cell/>
        </table:table-row>
        <table:table-row table:style-name="ro1">
          <table:table-cell office:value-type="string" calcext:value-type="string">
            <text:p>V0028</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Total dwellings stated</text:p>
          </table:table-cell>
          <table:table-cell/>
        </table:table-row>
        <table:table-row table:style-name="ro1">
          <table:table-cell office:value-type="string" calcext:value-type="string">
            <text:p>V0029</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Not Elsewhere Included</text:p>
          </table:table-cell>
          <table:table-cell office:value-type="string" calcext:value-type="string">
            <text:p>Consists of response unidentifiable and not stated.</text:p>
          </table:table-cell>
        </table:table-row>
        <table:table-row table:style-name="ro1">
          <table:table-cell office:value-type="string" calcext:value-type="string">
            <text:p>V0030</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Total occupied private dwellings</text:p>
          </table:table-cell>
          <table:table-cell/>
        </table:table-row>
        <table:table-row table:style-name="ro1">
          <table:table-cell office:value-type="string" calcext:value-type="string">
            <text:p>V0031</text:p>
          </table:table-cell>
          <table:table-cell table:number-columns-repeated="2" office:value-type="string" calcext:value-type="string">
            <text:p>dwelling</text:p>
          </table:table-cell>
          <table:table-cell office:value-type="string" calcext:value-type="string">
            <text:p>Number of bedrooms for occupied private dwellings</text:p>
          </table:table-cell>
          <table:table-cell office:value-type="string" calcext:value-type="string">
            <text:p>Mean Number of Bedrooms</text:p>
          </table:table-cell>
          <table:table-cell/>
        </table:table-row>
        <table:table-row table:style-name="ro1">
          <table:table-cell office:value-type="string" calcext:value-type="string">
            <text:p>V0032</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Electricity</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1">
          <table:table-cell office:value-type="string" calcext:value-type="string">
            <text:p>V0033</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Mains Gas</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1">
          <table:table-cell office:value-type="string" calcext:value-type="string">
            <text:p>V0034</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Bottled Gas</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1">
          <table:table-cell office:value-type="string" calcext:value-type="string">
            <text:p>V0035</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Wood</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1">
          <table:table-cell office:value-type="string" calcext:value-type="string">
            <text:p>V0036</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Coal</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1">
          <table:table-cell office:value-type="string" calcext:value-type="string">
            <text:p>V0037</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Solar Power</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1">
          <table:table-cell office:value-type="string" calcext:value-type="string">
            <text:p>V0038</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No Fuels Used in this Dwelling</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1">
          <table:table-cell office:value-type="string" calcext:value-type="string">
            <text:p>V0039</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Other Fuel(s)</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1">
          <table:table-cell office:value-type="string" calcext:value-type="string">
            <text:p>V0040</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Total dwellings stated</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2">
          <table:table-cell office:value-type="string" calcext:value-type="string">
            <text:p>V0041</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Not Elsewhere Included</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ext:p/>
            <text:p>In 2001 data consisted of not stated. In 2006 and 2013 data consisted of response unidentifiable and not stated.</text:p>
          </table:table-cell>
        </table:table-row>
        <table:table-row table:style-name="ro1">
          <table:table-cell office:value-type="string" calcext:value-type="string">
            <text:p>V0042</text:p>
          </table:table-cell>
          <table:table-cell table:number-columns-repeated="2" office:value-type="string" calcext:value-type="string">
            <text:p>dwelling</text:p>
          </table:table-cell>
          <table:table-cell office:value-type="string" calcext:value-type="string">
            <text:p>Fuel types used to heat dwellings (total responses) for occupied private dwellings</text:p>
          </table:table-cell>
          <table:table-cell office:value-type="string" calcext:value-type="string">
            <text:p>Total occupied private dwellings</text:p>
          </table:table-cell>
          <table:table-cell office:value-type="string" calcext:value-type="string">
            <text:p>Occupied private dwellings using more than one fuel type for heating were counted in each stated category. Therefore the total responses in the table will be more than the total number of private occupied dwellings.</text:p>
          </table:table-cell>
        </table:table-row>
        <table:table-row table:style-name="ro1">
          <table:table-cell office:value-type="string" calcext:value-type="string">
            <text:p>V0043</text:p>
          </table:table-cell>
          <table:table-cell table:number-columns-repeated="2" office:value-type="string" calcext:value-type="string">
            <text:p>family</text:p>
          </table:table-cell>
          <table:table-cell office:value-type="string" calcext:value-type="string">
            <text:p>Total families in occupied private dwellings</text:p>
          </table:table-cell>
          <table:table-cell table:number-columns-repeated="2"/>
        </table:table-row>
        <table:table-row table:style-name="ro1">
          <table:table-cell office:value-type="string" calcext:value-type="string">
            <text:p>V0044</text:p>
          </table:table-cell>
          <table:table-cell table:number-columns-repeated="2" office:value-type="string" calcext:value-type="string">
            <text:p>family</text:p>
          </table:table-cell>
          <table:table-cell office:value-type="string" calcext:value-type="string">
            <text:p>Family type for families in occupied private dwellings</text:p>
          </table:table-cell>
          <table:table-cell office:value-type="string" calcext:value-type="string">
            <text:p>Couple without children</text:p>
          </table:table-cell>
          <table:table-cell/>
        </table:table-row>
        <table:table-row table:style-name="ro1">
          <table:table-cell office:value-type="string" calcext:value-type="string">
            <text:p>V0045</text:p>
          </table:table-cell>
          <table:table-cell table:number-columns-repeated="2" office:value-type="string" calcext:value-type="string">
            <text:p>family</text:p>
          </table:table-cell>
          <table:table-cell office:value-type="string" calcext:value-type="string">
            <text:p>Family type for families in occupied private dwellings</text:p>
          </table:table-cell>
          <table:table-cell office:value-type="string" calcext:value-type="string">
            <text:p>Couple with child(ren)</text:p>
          </table:table-cell>
          <table:table-cell/>
        </table:table-row>
        <table:table-row table:style-name="ro1">
          <table:table-cell office:value-type="string" calcext:value-type="string">
            <text:p>V0046</text:p>
          </table:table-cell>
          <table:table-cell table:number-columns-repeated="2" office:value-type="string" calcext:value-type="string">
            <text:p>family</text:p>
          </table:table-cell>
          <table:table-cell office:value-type="string" calcext:value-type="string">
            <text:p>Family type for families in occupied private dwellings</text:p>
          </table:table-cell>
          <table:table-cell office:value-type="string" calcext:value-type="string">
            <text:p>One parent with child(ren)</text:p>
          </table:table-cell>
          <table:table-cell/>
        </table:table-row>
        <table:table-row table:style-name="ro1">
          <table:table-cell office:value-type="string" calcext:value-type="string">
            <text:p>V0047</text:p>
          </table:table-cell>
          <table:table-cell table:number-columns-repeated="2" office:value-type="string" calcext:value-type="string">
            <text:p>family</text:p>
          </table:table-cell>
          <table:table-cell office:value-type="string" calcext:value-type="string">
            <text:p>Family type for families in occupied private dwellings</text:p>
          </table:table-cell>
          <table:table-cell office:value-type="string" calcext:value-type="string">
            <text:p>Total families in occupied private dwellings</text:p>
          </table:table-cell>
          <table:table-cell/>
        </table:table-row>
        <table:table-row table:style-name="ro3">
          <table:table-cell office:value-type="string" calcext:value-type="string">
            <text:p>V0048</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20000 or Less</text:p>
          </table:table-cell>
          <table:table-cell office:value-type="string" calcext:value-type="string">
            <text:p>Total family income (grouped) is an aggregated output variable with income bands of: </text:p>
            <text:p>$20000 or less </text:p>
            <text:p>$20001-$30000 </text:p>
            <text:p>$30001-$50000 </text:p>
            <text:p>$50001-$70000 </text:p>
            <text:p>$70001-$100000 </text:p>
            <text:p>$100001 or more </text:p>
            <text:p>Not stated. </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able:table-cell>
        </table:table-row>
        <table:table-row table:style-name="ro3">
          <table:table-cell office:value-type="string" calcext:value-type="string">
            <text:p>V0049</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20001-$30000</text:p>
          </table:table-cell>
          <table:table-cell office:value-type="string" calcext:value-type="string">
            <text:p>Total family income (grouped) is an aggregated output variable with income bands of: </text:p>
            <text:p>$20000 or less </text:p>
            <text:p>$20001-$30000 </text:p>
            <text:p>$30001-$50000 </text:p>
            <text:p>$50001-$70000 </text:p>
            <text:p>$70001-$100000 </text:p>
            <text:p>$100001 or more </text:p>
            <text:p>Not stated. </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able:table-cell>
        </table:table-row>
        <table:table-row table:style-name="ro3">
          <table:table-cell office:value-type="string" calcext:value-type="string">
            <text:p>V0050</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30001-$50000</text:p>
          </table:table-cell>
          <table:table-cell office:value-type="string" calcext:value-type="string">
            <text:p>Total family income (grouped) is an aggregated output variable with income bands of: </text:p>
            <text:p>$20000 or less </text:p>
            <text:p>$20001-$30000 </text:p>
            <text:p>$30001-$50000 </text:p>
            <text:p>$50001-$70000 </text:p>
            <text:p>$70001-$100000 </text:p>
            <text:p>$100001 or more </text:p>
            <text:p>Not stated. </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able:table-cell>
        </table:table-row>
        <table:table-row table:style-name="ro3">
          <table:table-cell office:value-type="string" calcext:value-type="string">
            <text:p>V0051</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50001-$70000</text:p>
          </table:table-cell>
          <table:table-cell office:value-type="string" calcext:value-type="string">
            <text:p>Total family income (grouped) is an aggregated output variable with income bands of: </text:p>
            <text:p>$20000 or less </text:p>
            <text:p>$20001-$30000 </text:p>
            <text:p>$30001-$50000 </text:p>
            <text:p>$50001-$70000 </text:p>
            <text:p>$70001-$100000 </text:p>
            <text:p>$100001 or more </text:p>
            <text:p>Not stated. </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able:table-cell>
        </table:table-row>
        <table:table-row table:style-name="ro3">
          <table:table-cell office:value-type="string" calcext:value-type="string">
            <text:p>V0052</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70001-$100000</text:p>
          </table:table-cell>
          <table:table-cell office:value-type="string" calcext:value-type="string">
            <text:p>Total family income (grouped) is an aggregated output variable with income bands of: </text:p>
            <text:p>$20000 or less </text:p>
            <text:p>$20001-$30000 </text:p>
            <text:p>$30001-$50000 </text:p>
            <text:p>$50001-$70000 </text:p>
            <text:p>$70001-$100000 </text:p>
            <text:p>$100001 or more </text:p>
            <text:p>Not stated. </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able:table-cell>
        </table:table-row>
        <table:table-row table:style-name="ro3">
          <table:table-cell office:value-type="string" calcext:value-type="string">
            <text:p>V0053</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100001 or More</text:p>
          </table:table-cell>
          <table:table-cell office:value-type="string" calcext:value-type="string">
            <text:p>Total family income (grouped) is an aggregated output variable with income bands of: </text:p>
            <text:p>$20000 or less </text:p>
            <text:p>$20001-$30000 </text:p>
            <text:p>$30001-$50000 </text:p>
            <text:p>$50001-$70000 </text:p>
            <text:p>$70001-$100000 </text:p>
            <text:p>$100001 or more </text:p>
            <text:p>Not stated. </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able:table-cell>
        </table:table-row>
        <table:table-row table:style-name="ro3">
          <table:table-cell office:value-type="string" calcext:value-type="string">
            <text:p>V0054</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Total families stated</text:p>
          </table:table-cell>
          <table:table-cell office:value-type="string" calcext:value-type="string">
            <text:p>Total family income (grouped) is an aggregated output variable with income bands of: </text:p>
            <text:p>$20000 or less </text:p>
            <text:p>$20001-$30000 </text:p>
            <text:p>$30001-$50000 </text:p>
            <text:p>$50001-$70000 </text:p>
            <text:p>$70001-$100000 </text:p>
            <text:p>$100001 or more </text:p>
            <text:p>Not stated. </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able:table-cell>
        </table:table-row>
        <table:table-row table:style-name="ro4">
          <table:table-cell office:value-type="string" calcext:value-type="string">
            <text:p>V0055</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Not Stated</text:p>
          </table:table-cell>
          <table:table-cell office:value-type="string" calcext:value-type="string">
            <text:p>Total family income (grouped) is an aggregated output variable with income bands of: </text:p>
            <text:p><text:span text:style-name="T1">$20000 or less </text:span></text:p>
            <text:p><text:span text:style-name="T1">$20001-$30000 </text:span></text:p>
            <text:p><text:span text:style-name="T1">$30001-$50000 </text:span></text:p>
            <text:p><text:span text:style-name="T1">$50001-$70000 </text:span></text:p>
            <text:p><text:span text:style-name="T1">$70001-$100000 </text:span></text:p>
            <text:p><text:span text:style-name="T1">$100001 or more </text:span></text:p>
            <text:p><text:span text:style-name="T1">Not stated. </text:span></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ext:p/>
            <text:p>Consists of families where one or more family members aged 15 years and over were temporarily absent from the dwelling or did not state their income. In 2001 and 2006 if the accumulated family income (excluding the absent person) was already $100001 or more the family was counted in the appropriate income category. In 2013 if the accumulated family income (excluding the absent person) was already $150001 or more the family was counted in the appropriate income category</text:p>
          </table:table-cell>
        </table:table-row>
        <table:table-row table:style-name="ro3">
          <table:table-cell office:value-type="string" calcext:value-type="string">
            <text:p>V0056</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Total families in occupied private dwellings</text:p>
          </table:table-cell>
          <table:table-cell office:value-type="string" calcext:value-type="string">
            <text:p>Total family income (grouped) is an aggregated output variable with income bands of: </text:p>
            <text:p>$20000 or less </text:p>
            <text:p>$20001-$30000 </text:p>
            <text:p>$30001-$50000 </text:p>
            <text:p>$50001-$70000 </text:p>
            <text:p>$70001-$100000 </text:p>
            <text:p>$100001 or more </text:p>
            <text:p>Not stated. </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able:table-cell>
        </table:table-row>
        <table:table-row table:style-name="ro5">
          <table:table-cell office:value-type="string" calcext:value-type="string">
            <text:p>V0057</text:p>
          </table:table-cell>
          <table:table-cell office:value-type="string" calcext:value-type="string">
            <text:p>family</text:p>
          </table:table-cell>
          <table:table-cell office:value-type="string" calcext:value-type="string">
            <text:p>income</text:p>
          </table:table-cell>
          <table:table-cell office:value-type="string" calcext:value-type="string">
            <text:p>Total family income (grouped) for families in occupied private dwellings</text:p>
          </table:table-cell>
          <table:table-cell office:value-type="string" calcext:value-type="string">
            <text:p>Median family income ($)</text:p>
          </table:table-cell>
          <table:table-cell office:value-type="string" calcext:value-type="string">
            <text:p>Total family income (grouped) is an aggregated output variable with income bands of: </text:p>
            <text:p><text:span text:style-name="T1">$20000 or less </text:span></text:p>
            <text:p><text:span text:style-name="T1">$20001-$30000 </text:span></text:p>
            <text:p><text:span text:style-name="T1">$30001-$50000 </text:span></text:p>
            <text:p><text:span text:style-name="T1">$50001-$70000 </text:span></text:p>
            <text:p><text:span text:style-name="T1">$70001-$100000 </text:span></text:p>
            <text:p><text:span text:style-name="T1">$100001 or more </text:span></text:p>
            <text:p><text:span text:style-name="T1">Not stated. </text:span></text:p>
            <text:p>Total family income (grouped) was introduced in 2006 to ensure confidentiality of data for small geographic areas.;</text:p>
            <text:p/>
            <text:p>A family's total family income in the 12 months ending 31 March 2001 31 March 2006 and 31 March 2013.;</text:p>
            <text:p/>
            <text:p>Total family income is not available for a small number of families in 2001.;</text:p>
            <text:p/>
            <text:p>For categories with small populations the median income may not look as expected because of the effect of random rounding.;</text:p>
            <text:p/>
            <text:p>Median total family income is rounded to the nearest $100.</text:p>
          </table:table-cell>
        </table:table-row>
        <table:table-row table:style-name="ro6">
          <table:table-cell office:value-type="string" calcext:value-type="string">
            <text:p>V0058</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Wages Salary Commissions Bonuses etc</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59</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Self-employment or Business</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0</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Interest Dividends Rent Other Invest.</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1</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Payments from a Work Accident Insurer</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2</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NZ Superannuation or Veterans Pension</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3</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Other Super. Pensions Annuities</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4</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Unemployment Benefit</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5</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Sickness Benefit</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6</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Domestic Purposes Benefit</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7</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Invalids Benefit</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8</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Student Allowance</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69</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Other Govt Benefits Payments or Pension</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70</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Other Sources of Income</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71</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No Source of Income During That Time</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72</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Total families stated</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73</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Not Stated</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74</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Total families in occupied private dwellings</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6">
          <table:table-cell office:value-type="string" calcext:value-type="string">
            <text:p>V0075</text:p>
          </table:table-cell>
          <table:table-cell office:value-type="string" calcext:value-type="string">
            <text:p>family</text:p>
          </table:table-cell>
          <table:table-cell office:value-type="string" calcext:value-type="string">
            <text:p>income</text:p>
          </table:table-cell>
          <table:table-cell office:value-type="string" calcext:value-type="string">
            <text:p>Sources of family income for families in occupied private dwellings</text:p>
          </table:table-cell>
          <table:table-cell office:value-type="string" calcext:value-type="string">
            <text:p>Total families in private occupied dwellings</text:p>
          </table:table-cell>
          <table:table-cell office:value-type="string" calcext:value-type="string">
            <text:p>Includes all families who stated each source of family income whether as their only source of family income or as one of several. Where a family reported more than one source of family income they have been counted in each applicable group.;</text:p>
            <text:p/>
            <text:p>A family's sources of family income in the 12 months ending 6 March 2001 7 March 2006 and 5 March 2013.;</text:p>
            <text:p/>
            <text:p>This information is not available for a small number of families in 2001.;</text:p>
            <text:p/>
            <text:p>In 2006 and 2013 unemployment benefit replaced the 2001 category community wage job seeker. In 2006 and 2013 sickness benefit replaced the 2001 category community wage sickness benefit.</text:p>
          </table:table-cell>
        </table:table-row>
        <table:table-row table:style-name="ro1">
          <table:table-cell office:value-type="string" calcext:value-type="string">
            <text:p>V0076</text:p>
          </table:table-cell>
          <table:table-cell table:number-columns-repeated="2" office:value-type="string" calcext:value-type="string">
            <text:p>household</text:p>
          </table:table-cell>
          <table:table-cell office:value-type="string" calcext:value-type="string">
            <text:p>Total households in occupied private dwellings</text:p>
          </table:table-cell>
          <table:table-cell table:number-columns-repeated="2"/>
        </table:table-row>
        <table:table-row table:style-name="ro1">
          <table:table-cell office:value-type="string" calcext:value-type="string">
            <text:p>V0077</text:p>
          </table:table-cell>
          <table:table-cell table:number-columns-repeated="2" office:value-type="string" calcext:value-type="string">
            <text:p>household</text:p>
          </table:table-cell>
          <table:table-cell office:value-type="string" calcext:value-type="string">
            <text:p>Household composition for households in occupied private dwellings</text:p>
          </table:table-cell>
          <table:table-cell office:value-type="string" calcext:value-type="string">
            <text:p>One-family household (with or without other people)</text:p>
          </table:table-cell>
          <table:table-cell/>
        </table:table-row>
        <table:table-row table:style-name="ro1">
          <table:table-cell office:value-type="string" calcext:value-type="string">
            <text:p>V0078</text:p>
          </table:table-cell>
          <table:table-cell table:number-columns-repeated="2" office:value-type="string" calcext:value-type="string">
            <text:p>household</text:p>
          </table:table-cell>
          <table:table-cell office:value-type="string" calcext:value-type="string">
            <text:p>Household composition for households in occupied private dwellings</text:p>
          </table:table-cell>
          <table:table-cell office:value-type="string" calcext:value-type="string">
            <text:p>Two-family household (with or without other people)</text:p>
          </table:table-cell>
          <table:table-cell/>
        </table:table-row>
        <table:table-row table:style-name="ro1">
          <table:table-cell office:value-type="string" calcext:value-type="string">
            <text:p>V0079</text:p>
          </table:table-cell>
          <table:table-cell table:number-columns-repeated="2" office:value-type="string" calcext:value-type="string">
            <text:p>household</text:p>
          </table:table-cell>
          <table:table-cell office:value-type="string" calcext:value-type="string">
            <text:p>Household composition for households in occupied private dwellings</text:p>
          </table:table-cell>
          <table:table-cell office:value-type="string" calcext:value-type="string">
            <text:p>Three or more family household (with or without other people)</text:p>
          </table:table-cell>
          <table:table-cell/>
        </table:table-row>
        <table:table-row table:style-name="ro1">
          <table:table-cell office:value-type="string" calcext:value-type="string">
            <text:p>V0080</text:p>
          </table:table-cell>
          <table:table-cell table:number-columns-repeated="2" office:value-type="string" calcext:value-type="string">
            <text:p>household</text:p>
          </table:table-cell>
          <table:table-cell office:value-type="string" calcext:value-type="string">
            <text:p>Household composition for households in occupied private dwellings</text:p>
          </table:table-cell>
          <table:table-cell office:value-type="string" calcext:value-type="string">
            <text:p>Other multi-person household</text:p>
          </table:table-cell>
          <table:table-cell/>
        </table:table-row>
        <table:table-row table:style-name="ro1">
          <table:table-cell office:value-type="string" calcext:value-type="string">
            <text:p>V0081</text:p>
          </table:table-cell>
          <table:table-cell table:number-columns-repeated="2" office:value-type="string" calcext:value-type="string">
            <text:p>household</text:p>
          </table:table-cell>
          <table:table-cell office:value-type="string" calcext:value-type="string">
            <text:p>Household composition for households in occupied private dwellings</text:p>
          </table:table-cell>
          <table:table-cell office:value-type="string" calcext:value-type="string">
            <text:p>One-person household</text:p>
          </table:table-cell>
          <table:table-cell/>
        </table:table-row>
        <table:table-row table:style-name="ro1">
          <table:table-cell office:value-type="string" calcext:value-type="string">
            <text:p>V0082</text:p>
          </table:table-cell>
          <table:table-cell table:number-columns-repeated="2" office:value-type="string" calcext:value-type="string">
            <text:p>household</text:p>
          </table:table-cell>
          <table:table-cell office:value-type="string" calcext:value-type="string">
            <text:p>Household composition for households in occupied private dwellings</text:p>
          </table:table-cell>
          <table:table-cell office:value-type="string" calcext:value-type="string">
            <text:p>Total households stated</text:p>
          </table:table-cell>
          <table:table-cell/>
        </table:table-row>
        <table:table-row table:style-name="ro1">
          <table:table-cell office:value-type="string" calcext:value-type="string">
            <text:p>V0083</text:p>
          </table:table-cell>
          <table:table-cell table:number-columns-repeated="2" office:value-type="string" calcext:value-type="string">
            <text:p>household</text:p>
          </table:table-cell>
          <table:table-cell office:value-type="string" calcext:value-type="string">
            <text:p>Household composition for households in occupied private dwellings</text:p>
          </table:table-cell>
          <table:table-cell office:value-type="string" calcext:value-type="string">
            <text:p>Household composition unidentifiable</text:p>
          </table:table-cell>
          <table:table-cell/>
        </table:table-row>
        <table:table-row table:style-name="ro1">
          <table:table-cell office:value-type="string" calcext:value-type="string">
            <text:p>V0084</text:p>
          </table:table-cell>
          <table:table-cell table:number-columns-repeated="2" office:value-type="string" calcext:value-type="string">
            <text:p>household</text:p>
          </table:table-cell>
          <table:table-cell office:value-type="string" calcext:value-type="string">
            <text:p>Household composition for households in occupied private dwellings</text:p>
          </table:table-cell>
          <table:table-cell office:value-type="string" calcext:value-type="string">
            <text:p>Total households in occupied private dwellings</text:p>
          </table:table-cell>
          <table:table-cell/>
        </table:table-row>
        <table:table-row table:style-name="ro1">
          <table:table-cell office:value-type="string" calcext:value-type="string">
            <text:p>V0085</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One Usual Resident</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1">
          <table:table-cell office:value-type="string" calcext:value-type="string">
            <text:p>V0086</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Two Usual Residents</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1">
          <table:table-cell office:value-type="string" calcext:value-type="string">
            <text:p>V0087</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Three Usual Residents</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1">
          <table:table-cell office:value-type="string" calcext:value-type="string">
            <text:p>V0088</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Four Usual Residents</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1">
          <table:table-cell office:value-type="string" calcext:value-type="string">
            <text:p>V0089</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Five Usual Residents</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1">
          <table:table-cell office:value-type="string" calcext:value-type="string">
            <text:p>V0090</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Six Usual Residents</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1">
          <table:table-cell office:value-type="string" calcext:value-type="string">
            <text:p>V0091</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Seven Usual Residents</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1">
          <table:table-cell office:value-type="string" calcext:value-type="string">
            <text:p>V0092</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Eight or More Usual Residents</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1">
          <table:table-cell office:value-type="string" calcext:value-type="string">
            <text:p>V0093</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Total households in occupied private dwellings</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1">
          <table:table-cell office:value-type="string" calcext:value-type="string">
            <text:p>V0094</text:p>
          </table:table-cell>
          <table:table-cell table:number-columns-repeated="2" office:value-type="string" calcext:value-type="string">
            <text:p>household</text:p>
          </table:table-cell>
          <table:table-cell office:value-type="string" calcext:value-type="string">
            <text:p>Number of usual residents in household for households in occupied private dwellings</text:p>
          </table:table-cell>
          <table:table-cell office:value-type="string" calcext:value-type="string">
            <text:p>Mean Number of Usual Household Members</text:p>
          </table:table-cell>
          <table:table-cell office:value-type="string" calcext:value-type="string">
            <text:p>Usual residents are people who usually live in the surveyed dwelling. There are two types of usual residents: people who usually live in the dwelling and are present at the time of the census and people who usually live in the dwelling but are absent at the time of the census (absentees).</text:p>
          </table:table-cell>
        </table:table-row>
        <table:table-row table:style-name="ro3">
          <table:table-cell office:value-type="string" calcext:value-type="string">
            <text:p>V0095</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20000 or Less</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able:table-cell>
        </table:table-row>
        <table:table-row table:style-name="ro3">
          <table:table-cell office:value-type="string" calcext:value-type="string">
            <text:p>V0096</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20001-$30000</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able:table-cell>
        </table:table-row>
        <table:table-row table:style-name="ro3">
          <table:table-cell office:value-type="string" calcext:value-type="string">
            <text:p>V0097</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30001-$50000</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able:table-cell>
        </table:table-row>
        <table:table-row table:style-name="ro3">
          <table:table-cell office:value-type="string" calcext:value-type="string">
            <text:p>V0098</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50001-$70000</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able:table-cell>
        </table:table-row>
        <table:table-row table:style-name="ro3">
          <table:table-cell office:value-type="string" calcext:value-type="string">
            <text:p>V0099</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70001-$100000</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able:table-cell>
        </table:table-row>
        <table:table-row table:style-name="ro3">
          <table:table-cell office:value-type="string" calcext:value-type="string">
            <text:p>V0100</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100001 or More</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able:table-cell>
        </table:table-row>
        <table:table-row table:style-name="ro3">
          <table:table-cell office:value-type="string" calcext:value-type="string">
            <text:p>V0101</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Total households stated</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able:table-cell>
        </table:table-row>
        <table:table-row table:style-name="ro4">
          <table:table-cell office:value-type="string" calcext:value-type="string">
            <text:p>V0102</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Not Stated</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ext:p/>
            <text:p>Consists of households where one or more household members aged 15 years and over were temporarily absent from the dwelling or did not state their income. In 2001 and 2006 if the accumulated household income (excluding the absent person) was already $100001 or more the household was counted in the appropriate income category. In 2013 if the accumulated household income (excluding the absent person) was already $150001 or more the household was counted in the appropriate income category.</text:p>
          </table:table-cell>
        </table:table-row>
        <table:table-row table:style-name="ro3">
          <table:table-cell office:value-type="string" calcext:value-type="string">
            <text:p>V0103</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Total households in occupied private dwellings</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able:table-cell>
        </table:table-row>
        <table:table-row table:style-name="ro5">
          <table:table-cell office:value-type="string" calcext:value-type="string">
            <text:p>V0104</text:p>
          </table:table-cell>
          <table:table-cell office:value-type="string" calcext:value-type="string">
            <text:p>household</text:p>
          </table:table-cell>
          <table:table-cell office:value-type="string" calcext:value-type="string">
            <text:p>income</text:p>
          </table:table-cell>
          <table:table-cell office:value-type="string" calcext:value-type="string">
            <text:p>Total household income (grouped) for households in occupied private dwellings</text:p>
          </table:table-cell>
          <table:table-cell office:value-type="string" calcext:value-type="string">
            <text:p>Median household income ($)</text:p>
          </table:table-cell>
          <table:table-cell office:value-type="string" calcext:value-type="string">
            <text:p>Total household income (grouped) is an aggregated output variable with income bands of: </text:p>
            <text:p>$20000 or less </text:p>
            <text:p>$20001-$30000 </text:p>
            <text:p>$30001-$50000 </text:p>
            <text:p>$50001-$70000 </text:p>
            <text:p>$70001-$100000 </text:p>
            <text:p>$100001 or more </text:p>
            <text:p>Not stated. </text:p>
            <text:p>Total household income (grouped) was introduced in 2006 to ensure confidentiality of data for small geographic areas. ;</text:p>
            <text:p/>
            <text:p>A household's total household income in the 12 months ending 31 March 2001 31 March 2006 and 31 March 2013.;</text:p>
            <text:p/>
            <text:p>Total household income is not available for a small number of households in 2001 and 2006.;</text:p>
            <text:p/>
            <text:p>For categories with small populations the data may not look as expected because of the effect of random rounding.;</text:p>
            <text:p/>
            <text:p>Median total household income is rounded to the nearest $100.</text:p>
          </table:table-cell>
        </table:table-row>
        <table:table-row table:style-name="ro6">
          <table:table-cell office:value-type="string" calcext:value-type="string">
            <text:p>V0105</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Wages Salary Commissions Bonuses etc</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06</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Self-employment or Business</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07</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Interest Dividends Rent Other Invest.</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08</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Payments from a Work Accident Insurer</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09</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NZ Superannuation or Veterans Pension</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0</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Other Super. Pensions Annuities</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1</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Unemployment Benefit</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2</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Sickness Benefit</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3</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Domestic Purposes Benefit</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4</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Invalids Benefit</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5</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Student Allowance</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6</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Other Govt Benefits Payments or Pension</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7</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Other Sources of Income</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8</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No Source of Income During That Time</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19</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Total Households Stated</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20</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Not Stated</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6">
          <table:table-cell office:value-type="string" calcext:value-type="string">
            <text:p>V0121</text:p>
          </table:table-cell>
          <table:table-cell office:value-type="string" calcext:value-type="string">
            <text:p>household</text:p>
          </table:table-cell>
          <table:table-cell office:value-type="string" calcext:value-type="string">
            <text:p>income</text:p>
          </table:table-cell>
          <table:table-cell office:value-type="string" calcext:value-type="string">
            <text:p>Sources of household income for households in occupied private dwellings</text:p>
          </table:table-cell>
          <table:table-cell office:value-type="string" calcext:value-type="string">
            <text:p>Total households in occupied private dwellings</text:p>
          </table:table-cell>
          <table:table-cell office:value-type="string" calcext:value-type="string">
            <text:p>Includes all households who stated each source of household income whether as their only source of household income or as one of several. Where a household reported more than one source of household income they have been counted in each applicable group.;</text:p>
            <text:p/>
            <text:p>A household's sources of household income in the 12 months ending 6 March 2001 7 March 2006 and 5 March 2013.;</text:p>
            <text:p/>
            <text:p>This information is not available for a small number of households in 2001 and 2006.;</text:p>
            <text:p/>
            <text:p>In 2006 and 2013 unemployment benefit replaced the 2001 category community wage job seeker. In 2013 and 2006 sickness benefit replaced the 2001 category community wage sickness benefit.</text:p>
          </table:table-cell>
        </table:table-row>
        <table:table-row table:style-name="ro1">
          <table:table-cell office:value-type="string" calcext:value-type="string">
            <text:p>V0122</text:p>
          </table:table-cell>
          <table:table-cell table:number-columns-repeated="2" office:value-type="string" calcext:value-type="string">
            <text:p>household</text:p>
          </table:table-cell>
          <table:table-cell office:value-type="string" calcext:value-type="string">
            <text:p>Tenure of household for households in occupied private dwellings</text:p>
          </table:table-cell>
          <table:table-cell office:value-type="string" calcext:value-type="string">
            <text:p>Dwelling Owned or Partly Owned</text:p>
          </table:table-cell>
          <table:table-cell office:value-type="string" calcext:value-type="string">
            <text:p>Be careful when comparing data from 2006 or 2013 with previous censuses as classifications and questionnaires have changed.</text:p>
          </table:table-cell>
        </table:table-row>
        <table:table-row table:style-name="ro2">
          <table:table-cell office:value-type="string" calcext:value-type="string">
            <text:p>V0123</text:p>
          </table:table-cell>
          <table:table-cell table:number-columns-repeated="2" office:value-type="string" calcext:value-type="string">
            <text:p>household</text:p>
          </table:table-cell>
          <table:table-cell office:value-type="string" calcext:value-type="string">
            <text:p>Tenure of household for households in occupied private dwellings</text:p>
          </table:table-cell>
          <table:table-cell office:value-type="string" calcext:value-type="string">
            <text:p>Dwelling Not Owned and Not Held in a Family Trust</text:p>
          </table:table-cell>
          <table:table-cell office:value-type="string" calcext:value-type="string">
            <text:p>Be careful when comparing data from 2006 or 2013 with previous censuses as classifications and questionnaires have changed.;</text:p>
            <text:p/>
            <text:p>For 2001 this may include some households whose home was in a family trust.</text:p>
          </table:table-cell>
        </table:table-row>
        <table:table-row table:style-name="ro2">
          <table:table-cell office:value-type="string" calcext:value-type="string">
            <text:p>V0124</text:p>
          </table:table-cell>
          <table:table-cell table:number-columns-repeated="2" office:value-type="string" calcext:value-type="string">
            <text:p>household</text:p>
          </table:table-cell>
          <table:table-cell office:value-type="string" calcext:value-type="string">
            <text:p>Tenure of household for households in occupied private dwellings</text:p>
          </table:table-cell>
          <table:table-cell office:value-type="string" calcext:value-type="string">
            <text:p>Dwelling Held in a Family Trust</text:p>
          </table:table-cell>
          <table:table-cell office:value-type="string" calcext:value-type="string">
            <text:p>Be careful when comparing data from 2006 or 2013 with previous censuses as classifications and questionnaires have changed.;</text:p>
            <text:p/>
            <text:p>Information on family trusts was first collected in 2006.</text:p>
          </table:table-cell>
        </table:table-row>
        <table:table-row table:style-name="ro1">
          <table:table-cell office:value-type="string" calcext:value-type="string">
            <text:p>V0125</text:p>
          </table:table-cell>
          <table:table-cell table:number-columns-repeated="2" office:value-type="string" calcext:value-type="string">
            <text:p>household</text:p>
          </table:table-cell>
          <table:table-cell office:value-type="string" calcext:value-type="string">
            <text:p>Tenure of household for households in occupied private dwellings</text:p>
          </table:table-cell>
          <table:table-cell office:value-type="string" calcext:value-type="string">
            <text:p>Total households stated</text:p>
          </table:table-cell>
          <table:table-cell office:value-type="string" calcext:value-type="string">
            <text:p>Be careful when comparing data from 2006 or 2013 with previous censuses as classifications and questionnaires have changed.</text:p>
          </table:table-cell>
        </table:table-row>
        <table:table-row table:style-name="ro2">
          <table:table-cell office:value-type="string" calcext:value-type="string">
            <text:p>V0126</text:p>
          </table:table-cell>
          <table:table-cell table:number-columns-repeated="2" office:value-type="string" calcext:value-type="string">
            <text:p>household</text:p>
          </table:table-cell>
          <table:table-cell office:value-type="string" calcext:value-type="string">
            <text:p>Tenure of household for households in occupied private dwellings</text:p>
          </table:table-cell>
          <table:table-cell office:value-type="string" calcext:value-type="string">
            <text:p>Not Elsewhere Included</text:p>
          </table:table-cell>
          <table:table-cell office:value-type="string" calcext:value-type="string">
            <text:p>Be careful when comparing data from 2006 or 2013 with previous censuses as classifications and questionnaires have changed.;</text:p>
            <text:p/>
            <text:p>Consists of response unidentifiable and not stated.</text:p>
          </table:table-cell>
        </table:table-row>
        <table:table-row table:style-name="ro1">
          <table:table-cell office:value-type="string" calcext:value-type="string">
            <text:p>V0127</text:p>
          </table:table-cell>
          <table:table-cell table:number-columns-repeated="2" office:value-type="string" calcext:value-type="string">
            <text:p>household</text:p>
          </table:table-cell>
          <table:table-cell office:value-type="string" calcext:value-type="string">
            <text:p>Tenure of household for households in occupied private dwellings</text:p>
          </table:table-cell>
          <table:table-cell office:value-type="string" calcext:value-type="string">
            <text:p>Total households in occupied private dwellings</text:p>
          </table:table-cell>
          <table:table-cell office:value-type="string" calcext:value-type="string">
            <text:p>Be careful when comparing data from 2006 or 2013 with previous censuses as classifications and questionnaires have changed.</text:p>
          </table:table-cell>
        </table:table-row>
        <table:table-row table:style-name="ro1">
          <table:table-cell office:value-type="string" calcext:value-type="string">
            <text:p>V0128</text:p>
          </table:table-cell>
          <table:table-cell table:number-columns-repeated="2" office:value-type="string" calcext:value-type="string">
            <text:p>household</text:p>
          </table:table-cell>
          <table:table-cell office:value-type="string" calcext:value-type="string">
            <text:p>Sector of landlord for households in rented occupied private dwellings</text:p>
          </table:table-cell>
          <table:table-cell office:value-type="string" calcext:value-type="string">
            <text:p>Private Person Trust or Business</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29</text:p>
          </table:table-cell>
          <table:table-cell table:number-columns-repeated="2" office:value-type="string" calcext:value-type="string">
            <text:p>household</text:p>
          </table:table-cell>
          <table:table-cell office:value-type="string" calcext:value-type="string">
            <text:p>Sector of landlord for households in rented occupied private dwellings</text:p>
          </table:table-cell>
          <table:table-cell office:value-type="string" calcext:value-type="string">
            <text:p>Local Authority or City Council</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30</text:p>
          </table:table-cell>
          <table:table-cell table:number-columns-repeated="2" office:value-type="string" calcext:value-type="string">
            <text:p>household</text:p>
          </table:table-cell>
          <table:table-cell office:value-type="string" calcext:value-type="string">
            <text:p>Sector of landlord for households in rented occupied private dwellings</text:p>
          </table:table-cell>
          <table:table-cell office:value-type="string" calcext:value-type="string">
            <text:p>Housing New Zealand Corporation</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31</text:p>
          </table:table-cell>
          <table:table-cell table:number-columns-repeated="2" office:value-type="string" calcext:value-type="string">
            <text:p>household</text:p>
          </table:table-cell>
          <table:table-cell office:value-type="string" calcext:value-type="string">
            <text:p>Sector of landlord for households in rented occupied private dwellings</text:p>
          </table:table-cell>
          <table:table-cell office:value-type="string" calcext:value-type="string">
            <text:p>Other State-Owned Corporation or State-Owned Enterprise or Government Department or Ministry</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32</text:p>
          </table:table-cell>
          <table:table-cell table:number-columns-repeated="2" office:value-type="string" calcext:value-type="string">
            <text:p>household</text:p>
          </table:table-cell>
          <table:table-cell office:value-type="string" calcext:value-type="string">
            <text:p>Sector of landlord for households in rented occupied private dwellings</text:p>
          </table:table-cell>
          <table:table-cell office:value-type="string" calcext:value-type="string">
            <text:p>Total households stated</text:p>
          </table:table-cell>
          <table:table-cell office:value-type="string" calcext:value-type="string">
            <text:p>Households who do not have their home in a family trust do not own their home and make rent payments.</text:p>
          </table:table-cell>
        </table:table-row>
        <table:table-row table:style-name="ro2">
          <table:table-cell office:value-type="string" calcext:value-type="string">
            <text:p>V0133</text:p>
          </table:table-cell>
          <table:table-cell table:number-columns-repeated="2" office:value-type="string" calcext:value-type="string">
            <text:p>household</text:p>
          </table:table-cell>
          <table:table-cell office:value-type="string" calcext:value-type="string">
            <text:p>Sector of landlord for households in rented occupied private dwellings</text:p>
          </table:table-cell>
          <table:table-cell office:value-type="string" calcext:value-type="string">
            <text:p>Not Elsewhere Included</text:p>
          </table:table-cell>
          <table:table-cell office:value-type="string" calcext:value-type="string">
            <text:p>Households who do not have their home in a family trust do not own their home and make rent payments.;</text:p>
            <text:p/>
            <text:p>In 2001 consisted of don't know and not stated. In 2006 and 2013 consisted of don't know response unidentifiable and not stated.</text:p>
          </table:table-cell>
        </table:table-row>
        <table:table-row table:style-name="ro1">
          <table:table-cell office:value-type="string" calcext:value-type="string">
            <text:p>V0134</text:p>
          </table:table-cell>
          <table:table-cell table:number-columns-repeated="2" office:value-type="string" calcext:value-type="string">
            <text:p>household</text:p>
          </table:table-cell>
          <table:table-cell office:value-type="string" calcext:value-type="string">
            <text:p>Sector of landlord for households in rented occupied private dwellings</text:p>
          </table:table-cell>
          <table:table-cell office:value-type="string" calcext:value-type="string">
            <text:p>Total households in rented occupied private dwellings</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35</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Under $100</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36</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100-$149</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37</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150-$199</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38</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200-$249</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39</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250-$299</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40</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300-$349</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41</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350 and Over</text:p>
          </table:table-cell>
          <table:table-cell office:value-type="string" calcext:value-type="string">
            <text:p>Households who do not have their home in a family trust do not own their home and make rent payments.</text:p>
          </table:table-cell>
        </table:table-row>
        <table:table-row table:style-name="ro1">
          <table:table-cell office:value-type="string" calcext:value-type="string">
            <text:p>V0142</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Total households stated</text:p>
          </table:table-cell>
          <table:table-cell office:value-type="string" calcext:value-type="string">
            <text:p>Households who do not have their home in a family trust do not own their home and make rent payments.</text:p>
          </table:table-cell>
        </table:table-row>
        <table:table-row table:style-name="ro2">
          <table:table-cell office:value-type="string" calcext:value-type="string">
            <text:p>V0143</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Not Elsewhere Included</text:p>
          </table:table-cell>
          <table:table-cell office:value-type="string" calcext:value-type="string">
            <text:p>Households who do not have their home in a family trust do not own their home and make rent payments.;</text:p>
            <text:p/>
            <text:p>Consists of response unidentifiable and not stated.</text:p>
          </table:table-cell>
        </table:table-row>
        <table:table-row table:style-name="ro1">
          <table:table-cell office:value-type="string" calcext:value-type="string">
            <text:p>V0144</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Total households in rented occupied private dwellings</text:p>
          </table:table-cell>
          <table:table-cell office:value-type="string" calcext:value-type="string">
            <text:p>Households who do not have their home in a family trust do not own their home and make rent payments.</text:p>
          </table:table-cell>
        </table:table-row>
        <table:table-row table:style-name="ro7">
          <table:table-cell office:value-type="string" calcext:value-type="string">
            <text:p>V0145</text:p>
          </table:table-cell>
          <table:table-cell table:number-columns-repeated="2" office:value-type="string" calcext:value-type="string">
            <text:p>household</text:p>
          </table:table-cell>
          <table:table-cell office:value-type="string" calcext:value-type="string">
            <text:p>Weekly rent paid for households in rented occupied private dwellings</text:p>
          </table:table-cell>
          <table:table-cell office:value-type="string" calcext:value-type="string">
            <text:p>Median Weekly Rent Paid ($)</text:p>
          </table:table-cell>
          <table:table-cell office:value-type="string" calcext:value-type="string">
            <text:p>Households who do not have their home in a family trust do not own their home and make rent payments.;</text:p>
            <text:p/>
            <text:p>Median weekly rent is rounded to the nearest $10.;</text:p>
            <text:p/>
            <text:p>For categories with small populations the data may not look as expected because of the effect of random rounding.</text:p>
          </table:table-cell>
        </table:table-row>
        <table:table-row table:style-name="ro1">
          <table:table-cell office:value-type="string" calcext:value-type="string">
            <text:p>V0146</text:p>
          </table:table-cell>
          <table:table-cell table:number-columns-repeated="2" office:value-type="string" calcext:value-type="string">
            <text:p>household</text:p>
          </table:table-cell>
          <table:table-cell office:value-type="string" calcext:value-type="string">
            <text:p>Number of motor vehicles for households in occupied private dwellings</text:p>
          </table:table-cell>
          <table:table-cell office:value-type="string" calcext:value-type="string">
            <text:p>No Motor Vehicle</text:p>
          </table:table-cell>
          <table:table-cell/>
        </table:table-row>
        <table:table-row table:style-name="ro1">
          <table:table-cell office:value-type="string" calcext:value-type="string">
            <text:p>V0147</text:p>
          </table:table-cell>
          <table:table-cell table:number-columns-repeated="2" office:value-type="string" calcext:value-type="string">
            <text:p>household</text:p>
          </table:table-cell>
          <table:table-cell office:value-type="string" calcext:value-type="string">
            <text:p>Number of motor vehicles for households in occupied private dwellings</text:p>
          </table:table-cell>
          <table:table-cell office:value-type="string" calcext:value-type="string">
            <text:p>One Motor Vehicle</text:p>
          </table:table-cell>
          <table:table-cell/>
        </table:table-row>
        <table:table-row table:style-name="ro1">
          <table:table-cell office:value-type="string" calcext:value-type="string">
            <text:p>V0148</text:p>
          </table:table-cell>
          <table:table-cell table:number-columns-repeated="2" office:value-type="string" calcext:value-type="string">
            <text:p>household</text:p>
          </table:table-cell>
          <table:table-cell office:value-type="string" calcext:value-type="string">
            <text:p>Number of motor vehicles for households in occupied private dwellings</text:p>
          </table:table-cell>
          <table:table-cell office:value-type="string" calcext:value-type="string">
            <text:p>Two Motor Vehicles</text:p>
          </table:table-cell>
          <table:table-cell/>
        </table:table-row>
        <table:table-row table:style-name="ro1">
          <table:table-cell office:value-type="string" calcext:value-type="string">
            <text:p>V0149</text:p>
          </table:table-cell>
          <table:table-cell table:number-columns-repeated="2" office:value-type="string" calcext:value-type="string">
            <text:p>household</text:p>
          </table:table-cell>
          <table:table-cell office:value-type="string" calcext:value-type="string">
            <text:p>Number of motor vehicles for households in occupied private dwellings</text:p>
          </table:table-cell>
          <table:table-cell office:value-type="string" calcext:value-type="string">
            <text:p>Three or More Motor Vehicles</text:p>
          </table:table-cell>
          <table:table-cell/>
        </table:table-row>
        <table:table-row table:style-name="ro1">
          <table:table-cell office:value-type="string" calcext:value-type="string">
            <text:p>V0150</text:p>
          </table:table-cell>
          <table:table-cell table:number-columns-repeated="2" office:value-type="string" calcext:value-type="string">
            <text:p>household</text:p>
          </table:table-cell>
          <table:table-cell office:value-type="string" calcext:value-type="string">
            <text:p>Number of motor vehicles for households in occupied private dwellings</text:p>
          </table:table-cell>
          <table:table-cell office:value-type="string" calcext:value-type="string">
            <text:p>Total households stated</text:p>
          </table:table-cell>
          <table:table-cell/>
        </table:table-row>
        <table:table-row table:style-name="ro1">
          <table:table-cell office:value-type="string" calcext:value-type="string">
            <text:p>V0151</text:p>
          </table:table-cell>
          <table:table-cell table:number-columns-repeated="2" office:value-type="string" calcext:value-type="string">
            <text:p>household</text:p>
          </table:table-cell>
          <table:table-cell office:value-type="string" calcext:value-type="string">
            <text:p>Number of motor vehicles for households in occupied private dwellings</text:p>
          </table:table-cell>
          <table:table-cell office:value-type="string" calcext:value-type="string">
            <text:p>Not Elsewhere Included</text:p>
          </table:table-cell>
          <table:table-cell office:value-type="string" calcext:value-type="string">
            <text:p>In 2001 consisted of not stated. In 2006 and 2013 consisted of response unidentifiable and not stated.</text:p>
          </table:table-cell>
        </table:table-row>
        <table:table-row table:style-name="ro1">
          <table:table-cell office:value-type="string" calcext:value-type="string">
            <text:p>V0152</text:p>
          </table:table-cell>
          <table:table-cell table:number-columns-repeated="2" office:value-type="string" calcext:value-type="string">
            <text:p>household</text:p>
          </table:table-cell>
          <table:table-cell office:value-type="string" calcext:value-type="string">
            <text:p>Number of motor vehicles for households in occupied private dwellings</text:p>
          </table:table-cell>
          <table:table-cell office:value-type="string" calcext:value-type="string">
            <text:p>Total households in occupied private dwellings</text:p>
          </table:table-cell>
          <table:table-cell/>
        </table:table-row>
        <table:table-row table:style-name="ro2">
          <table:table-cell office:value-type="string" calcext:value-type="string">
            <text:p>V0153</text:p>
          </table:table-cell>
          <table:table-cell table:number-columns-repeated="2" office:value-type="string" calcext:value-type="string">
            <text:p>household</text:p>
          </table:table-cell>
          <table:table-cell office:value-type="string" calcext:value-type="string">
            <text:p>Access to telecommunications for households in occupied private dwellings</text:p>
          </table:table-cell>
          <table:table-cell office:value-type="string" calcext:value-type="string">
            <text:p>No Access to Telecommunication Systems</text:p>
          </table:table-cell>
          <table:table-cell office:value-type="string" calcext:value-type="string">
            <text:p>Households reporting more than one way to access telecommunication systems were counted in each stated category. Therefore the total responses in the table will be more than the total number of households.;</text:p>
            <text:p/>
            <text:p>In 2001 access to a cellphone was included in the access to a telephone category.</text:p>
          </table:table-cell>
        </table:table-row>
        <table:table-row table:style-name="ro2">
          <table:table-cell office:value-type="string" calcext:value-type="string">
            <text:p>V0154</text:p>
          </table:table-cell>
          <table:table-cell table:number-columns-repeated="2" office:value-type="string" calcext:value-type="string">
            <text:p>household</text:p>
          </table:table-cell>
          <table:table-cell office:value-type="string" calcext:value-type="string">
            <text:p>Access to telecommunications for households in occupied private dwellings</text:p>
          </table:table-cell>
          <table:table-cell office:value-type="string" calcext:value-type="string">
            <text:p>Access to a Cellphone/Mobile Phone</text:p>
          </table:table-cell>
          <table:table-cell office:value-type="string" calcext:value-type="string">
            <text:p>Households reporting more than one way to access telecommunication systems were counted in each stated category. Therefore the total responses in the table will be more than the total number of households.;</text:p>
            <text:p/>
            <text:p>In 2001 access to a cellphone was included in the access to a telephone category.</text:p>
          </table:table-cell>
        </table:table-row>
        <table:table-row table:style-name="ro2">
          <table:table-cell office:value-type="string" calcext:value-type="string">
            <text:p>V0155</text:p>
          </table:table-cell>
          <table:table-cell table:number-columns-repeated="2" office:value-type="string" calcext:value-type="string">
            <text:p>household</text:p>
          </table:table-cell>
          <table:table-cell office:value-type="string" calcext:value-type="string">
            <text:p>Access to telecommunications for households in occupied private dwellings</text:p>
          </table:table-cell>
          <table:table-cell office:value-type="string" calcext:value-type="string">
            <text:p>Access to a Telephone</text:p>
          </table:table-cell>
          <table:table-cell office:value-type="string" calcext:value-type="string">
            <text:p>Households reporting more than one way to access telecommunication systems were counted in each stated category. Therefore the total responses in the table will be more than the total number of households.;</text:p>
            <text:p/>
            <text:p>In 2001 access to a cellphone was included in the access to a telephone category.</text:p>
          </table:table-cell>
        </table:table-row>
        <table:table-row table:style-name="ro2">
          <table:table-cell office:value-type="string" calcext:value-type="string">
            <text:p>V0156</text:p>
          </table:table-cell>
          <table:table-cell table:number-columns-repeated="2" office:value-type="string" calcext:value-type="string">
            <text:p>household</text:p>
          </table:table-cell>
          <table:table-cell office:value-type="string" calcext:value-type="string">
            <text:p>Access to telecommunications for households in occupied private dwellings</text:p>
          </table:table-cell>
          <table:table-cell office:value-type="string" calcext:value-type="string">
            <text:p>Access to a Fax Machine</text:p>
          </table:table-cell>
          <table:table-cell office:value-type="string" calcext:value-type="string">
            <text:p>Households reporting more than one way to access telecommunication systems were counted in each stated category. Therefore the total responses in the table will be more than the total number of households.;</text:p>
            <text:p/>
            <text:p>In 2001 access to a cellphone was included in the access to a telephone category.</text:p>
          </table:table-cell>
        </table:table-row>
        <table:table-row table:style-name="ro2">
          <table:table-cell office:value-type="string" calcext:value-type="string">
            <text:p>V0157</text:p>
          </table:table-cell>
          <table:table-cell table:number-columns-repeated="2" office:value-type="string" calcext:value-type="string">
            <text:p>household</text:p>
          </table:table-cell>
          <table:table-cell office:value-type="string" calcext:value-type="string">
            <text:p>Access to telecommunications for households in occupied private dwellings</text:p>
          </table:table-cell>
          <table:table-cell office:value-type="string" calcext:value-type="string">
            <text:p>Access to the Internet</text:p>
          </table:table-cell>
          <table:table-cell office:value-type="string" calcext:value-type="string">
            <text:p>Households reporting more than one way to access telecommunication systems were counted in each stated category. Therefore the total responses in the table will be more than the total number of households.;</text:p>
            <text:p/>
            <text:p>In 2001 access to a cellphone was included in the access to a telephone category.</text:p>
          </table:table-cell>
        </table:table-row>
        <table:table-row table:style-name="ro2">
          <table:table-cell office:value-type="string" calcext:value-type="string">
            <text:p>V0158</text:p>
          </table:table-cell>
          <table:table-cell table:number-columns-repeated="2" office:value-type="string" calcext:value-type="string">
            <text:p>household</text:p>
          </table:table-cell>
          <table:table-cell office:value-type="string" calcext:value-type="string">
            <text:p>Access to telecommunications for households in occupied private dwellings</text:p>
          </table:table-cell>
          <table:table-cell office:value-type="string" calcext:value-type="string">
            <text:p>Total households stated</text:p>
          </table:table-cell>
          <table:table-cell office:value-type="string" calcext:value-type="string">
            <text:p>Households reporting more than one way to access telecommunication systems were counted in each stated category. Therefore the total responses in the table will be more than the total number of households.;</text:p>
            <text:p/>
            <text:p>In 2001 access to a cellphone was included in the access to a telephone category.</text:p>
          </table:table-cell>
        </table:table-row>
        <table:table-row table:style-name="ro7">
          <table:table-cell office:value-type="string" calcext:value-type="string">
            <text:p>V0159</text:p>
          </table:table-cell>
          <table:table-cell table:number-columns-repeated="2" office:value-type="string" calcext:value-type="string">
            <text:p>household</text:p>
          </table:table-cell>
          <table:table-cell office:value-type="string" calcext:value-type="string">
            <text:p>Access to telecommunications for households in occupied private dwellings</text:p>
          </table:table-cell>
          <table:table-cell office:value-type="string" calcext:value-type="string">
            <text:p>Not Elsewhere Included</text:p>
          </table:table-cell>
          <table:table-cell office:value-type="string" calcext:value-type="string">
            <text:p>Households reporting more than one way to access telecommunication systems were counted in each stated category. Therefore the total responses in the table will be more than the total number of households.;</text:p>
            <text:p/>
            <text:p>In 2001 access to a cellphone was included in the access to a telephone category.;</text:p>
            <text:p/>
            <text:p>Consists of response unidentifiable and not stated.</text:p>
          </table:table-cell>
        </table:table-row>
        <table:table-row table:style-name="ro2">
          <table:table-cell office:value-type="string" calcext:value-type="string">
            <text:p>V0160</text:p>
          </table:table-cell>
          <table:table-cell table:number-columns-repeated="2" office:value-type="string" calcext:value-type="string">
            <text:p>household</text:p>
          </table:table-cell>
          <table:table-cell office:value-type="string" calcext:value-type="string">
            <text:p>Access to telecommunications for households in occupied private dwellings</text:p>
          </table:table-cell>
          <table:table-cell office:value-type="string" calcext:value-type="string">
            <text:p>Total households in occupied private dwellings</text:p>
          </table:table-cell>
          <table:table-cell office:value-type="string" calcext:value-type="string">
            <text:p>Households reporting more than one way to access telecommunication systems were counted in each stated category. Therefore the total responses in the table will be more than the total number of households.;</text:p>
            <text:p/>
            <text:p>In 2001 access to a cellphone was included in the access to a telephone category.</text:p>
          </table:table-cell>
        </table:table-row>
        <table:table-row table:style-name="ro1">
          <table:table-cell office:value-type="string" calcext:value-type="string">
            <text:p>V016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Census usually resident population count</text:p>
          </table:table-cell>
          <table:table-cell/>
          <table:table-cell office:value-type="string" calcext:value-type="string">
            <text:p>See definition of census usually resident population count</text:p>
          </table:table-cell>
        </table:table-row>
        <table:table-row table:style-name="ro1">
          <table:table-cell office:value-type="string" calcext:value-type="string">
            <text:p>V016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Census night population count</text:p>
          </table:table-cell>
          <table:table-cell/>
          <table:table-cell office:value-type="string" calcext:value-type="string">
            <text:p>See definition of census night population count</text:p>
          </table:table-cell>
        </table:table-row>
        <table:table-row table:style-name="ro1">
          <table:table-cell office:value-type="string" calcext:value-type="string">
            <text:p>V016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ex for the census usually resident population count</text:p>
          </table:table-cell>
          <table:table-cell office:value-type="string" calcext:value-type="string">
            <text:p>Ma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16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ex for the census usually resident population count</text:p>
          </table:table-cell>
          <table:table-cell office:value-type="string" calcext:value-type="string">
            <text:p>Fema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16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ex for the census usually resident population count</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16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0-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6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5-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6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10-1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6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15-1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20-2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25-2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30-3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35-3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40-4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45-4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50-5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55-5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60-6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7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65 years and Over</text:p>
          </table:table-cell>
          <table:table-cell office:value-type="string" calcext:value-type="string">
            <text:p>See definition of census usually resident population count</text:p>
          </table:table-cell>
        </table:table-row>
        <table:table-row table:style-name="ro1">
          <table:table-cell office:value-type="string" calcext:value-type="string">
            <text:p>V018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2">
          <table:table-cell office:value-type="string" calcext:value-type="string">
            <text:p>V018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five-year groups for the census usually resident population count</text:p>
          </table:table-cell>
          <table:table-cell office:value-type="string" calcext:value-type="string">
            <text:p>Median Age</text:p>
          </table:table-cell>
          <table:table-cell office:value-type="string" calcext:value-type="string">
            <text:p>See definition of census usually resident population count;</text:p>
            <text:p/>
            <text:p>Calculated using single-year-of-age data that has been independently randomly rounded. For categories with small populations the data may not look as expected because of the effect of random rounding.</text:p>
          </table:table-cell>
        </table:table-row>
        <table:table-row table:style-name="ro1">
          <table:table-cell office:value-type="string" calcext:value-type="string">
            <text:p>V018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broad groups for the census usually resident population count</text:p>
          </table:table-cell>
          <table:table-cell office:value-type="string" calcext:value-type="string">
            <text:p>Under 15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8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broad groups for the census usually resident population count</text:p>
          </table:table-cell>
          <table:table-cell office:value-type="string" calcext:value-type="string">
            <text:p>15-6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8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broad groups for the census usually resident population count</text:p>
          </table:table-cell>
          <table:table-cell office:value-type="string" calcext:value-type="string">
            <text:p>65 years and Over</text:p>
          </table:table-cell>
          <table:table-cell office:value-type="string" calcext:value-type="string">
            <text:p>See definition of census usually resident population count</text:p>
          </table:table-cell>
        </table:table-row>
        <table:table-row table:style-name="ro1">
          <table:table-cell office:value-type="string" calcext:value-type="string">
            <text:p>V018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Age in broad groups for the census usually resident population count</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18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at usual residence for the census usually resident population count</text:p>
          </table:table-cell>
          <table:table-cell office:value-type="string" calcext:value-type="string">
            <text:p>0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8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at usual residence for the census usually resident population count</text:p>
          </table:table-cell>
          <table:table-cell office:value-type="string" calcext:value-type="string">
            <text:p>1-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8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at usual residence for the census usually resident population count</text:p>
          </table:table-cell>
          <table:table-cell office:value-type="string" calcext:value-type="string">
            <text:p>5-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8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at usual residence for the census usually resident population count</text:p>
          </table:table-cell>
          <table:table-cell office:value-type="string" calcext:value-type="string">
            <text:p>10-14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9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at usual residence for the census usually resident population count</text:p>
          </table:table-cell>
          <table:table-cell office:value-type="string" calcext:value-type="string">
            <text:p>15-2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19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at usual residence for the census usually resident population count</text:p>
          </table:table-cell>
          <table:table-cell office:value-type="string" calcext:value-type="string">
            <text:p>30 Years or More</text:p>
          </table:table-cell>
          <table:table-cell office:value-type="string" calcext:value-type="string">
            <text:p>See definition of census usually resident population count</text:p>
          </table:table-cell>
        </table:table-row>
        <table:table-row table:style-name="ro1">
          <table:table-cell office:value-type="string" calcext:value-type="string">
            <text:p>V019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at usual residence for the census usually resident population count</text:p>
          </table:table-cell>
          <table:table-cell office:value-type="string" calcext:value-type="string">
            <text:p>Total people stated</text:p>
          </table:table-cell>
          <table:table-cell office:value-type="string" calcext:value-type="string">
            <text:p>See definition of census usually resident population count</text:p>
          </table:table-cell>
        </table:table-row>
        <table:table-row table:style-name="ro2">
          <table:table-cell office:value-type="string" calcext:value-type="string">
            <text:p>V019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at usual residence for the census usually resident population count</text:p>
          </table:table-cell>
          <table:table-cell office:value-type="string" calcext:value-type="string">
            <text:p>Not Elsewhere Included</text:p>
          </table:table-cell>
          <table:table-cell office:value-type="string" calcext:value-type="string">
            <text:p>See definition of census usually resident population count;</text:p>
            <text:p/>
            <text:p>Consists of response unidentifiable and not stated.</text:p>
          </table:table-cell>
        </table:table-row>
        <table:table-row table:style-name="ro1">
          <table:table-cell office:value-type="string" calcext:value-type="string">
            <text:p>V019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at usual residence for the census usually resident population count</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19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Birthplace for the census usually resident population count</text:p>
          </table:table-cell>
          <table:table-cell office:value-type="string" calcext:value-type="string">
            <text:p>NZ born</text:p>
          </table:table-cell>
          <table:table-cell office:value-type="string" calcext:value-type="string">
            <text:p>See definition of census usually resident population count</text:p>
          </table:table-cell>
        </table:table-row>
        <table:table-row table:style-name="ro1">
          <table:table-cell office:value-type="string" calcext:value-type="string">
            <text:p>V019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Birthplace for the census usually resident population count</text:p>
          </table:table-cell>
          <table:table-cell office:value-type="string" calcext:value-type="string">
            <text:p>Overseas born</text:p>
          </table:table-cell>
          <table:table-cell office:value-type="string" calcext:value-type="string">
            <text:p>See definition of census usually resident population count</text:p>
          </table:table-cell>
        </table:table-row>
        <table:table-row table:style-name="ro1">
          <table:table-cell office:value-type="string" calcext:value-type="string">
            <text:p>V019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Birthplace for the census usually resident population count</text:p>
          </table:table-cell>
          <table:table-cell office:value-type="string" calcext:value-type="string">
            <text:p>Total people stated</text:p>
          </table:table-cell>
          <table:table-cell office:value-type="string" calcext:value-type="string">
            <text:p>See definition of census usually resident population count</text:p>
          </table:table-cell>
        </table:table-row>
        <table:table-row table:style-name="ro2">
          <table:table-cell office:value-type="string" calcext:value-type="string">
            <text:p>V019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Birthplace for the census usually resident population count</text:p>
          </table:table-cell>
          <table:table-cell office:value-type="string" calcext:value-type="string">
            <text:p>Not Elsewhere Included</text:p>
          </table:table-cell>
          <table:table-cell office:value-type="string" calcext:value-type="string">
            <text:p>See definition of census usually resident population count;</text:p>
            <text:p/>
            <text:p>Consists of inadequately described and not stated.</text:p>
          </table:table-cell>
        </table:table-row>
        <table:table-row table:style-name="ro1">
          <table:table-cell office:value-type="string" calcext:value-type="string">
            <text:p>V019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Birthplace for the census usually resident population count</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20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since arrival in New Zealand for the overseas-born census usually resident population count</text:p>
          </table:table-cell>
          <table:table-cell office:value-type="string" calcext:value-type="string">
            <text:p>0-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20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since arrival in New Zealand for the overseas-born census usually resident population count</text:p>
          </table:table-cell>
          <table:table-cell office:value-type="string" calcext:value-type="string">
            <text:p>10-1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20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since arrival in New Zealand for the overseas-born census usually resident population count</text:p>
          </table:table-cell>
          <table:table-cell office:value-type="string" calcext:value-type="string">
            <text:p>20-2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20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since arrival in New Zealand for the overseas-born census usually resident population count</text:p>
          </table:table-cell>
          <table:table-cell office:value-type="string" calcext:value-type="string">
            <text:p>30-3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20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since arrival in New Zealand for the overseas-born census usually resident population count</text:p>
          </table:table-cell>
          <table:table-cell office:value-type="string" calcext:value-type="string">
            <text:p>40-49 Years</text:p>
          </table:table-cell>
          <table:table-cell office:value-type="string" calcext:value-type="string">
            <text:p>See definition of census usually resident population count</text:p>
          </table:table-cell>
        </table:table-row>
        <table:table-row table:style-name="ro1">
          <table:table-cell office:value-type="string" calcext:value-type="string">
            <text:p>V020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since arrival in New Zealand for the overseas-born census usually resident population count</text:p>
          </table:table-cell>
          <table:table-cell office:value-type="string" calcext:value-type="string">
            <text:p>50 Years or More</text:p>
          </table:table-cell>
          <table:table-cell office:value-type="string" calcext:value-type="string">
            <text:p>See definition of census usually resident population count</text:p>
          </table:table-cell>
        </table:table-row>
        <table:table-row table:style-name="ro1">
          <table:table-cell office:value-type="string" calcext:value-type="string">
            <text:p>V020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since arrival in New Zealand for the overseas-born census usually resident population count</text:p>
          </table:table-cell>
          <table:table-cell office:value-type="string" calcext:value-type="string">
            <text:p>Total people stated</text:p>
          </table:table-cell>
          <table:table-cell office:value-type="string" calcext:value-type="string">
            <text:p>See definition of census usually resident population count</text:p>
          </table:table-cell>
        </table:table-row>
        <table:table-row table:style-name="ro2">
          <table:table-cell office:value-type="string" calcext:value-type="string">
            <text:p>V020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since arrival in New Zealand for the overseas-born census usually resident population count</text:p>
          </table:table-cell>
          <table:table-cell office:value-type="string" calcext:value-type="string">
            <text:p>Not Elsewhere Included</text:p>
          </table:table-cell>
          <table:table-cell office:value-type="string" calcext:value-type="string">
            <text:p>See definition of census usually resident population count;</text:p>
            <text:p/>
            <text:p>Consists of response unidentifiable response outside scope and not stated.</text:p>
          </table:table-cell>
        </table:table-row>
        <table:table-row table:style-name="ro1">
          <table:table-cell office:value-type="string" calcext:value-type="string">
            <text:p>V020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Years since arrival in New Zealand for the overseas-born census usually resident population count</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7">
          <table:table-cell office:value-type="string" calcext:value-type="string">
            <text:p>V020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Ethnic group (grouped total responses) for the census usually resident population count</text:p>
          </table:table-cell>
          <table:table-cell office:value-type="string" calcext:value-type="string">
            <text:p>European</text:p>
          </table:table-cell>
          <table:table-cell office:value-type="string" calcext:value-type="string">
            <text:p>Includes all people who stated each ethnic group whether as their only ethnic group or as one of several. Where a person reported more than one ethnic group they were counted in each applicable group.;</text:p>
            <text:p/>
            <text:p>In 2001 up to six ethnicity responses per person were output (prioritised at input) and in 2006 and 2013 up to six responses per person were output (randomised after input).;</text:p>
            <text:p/>
            <text:p>See definition of census usually resident population count</text:p>
          </table:table-cell>
        </table:table-row>
        <table:table-row table:style-name="ro7">
          <table:table-cell office:value-type="string" calcext:value-type="string">
            <text:p>V021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Ethnic group (grouped total responses) for the census usually resident population count</text:p>
          </table:table-cell>
          <table:table-cell office:value-type="string" calcext:value-type="string">
            <text:p>Maori</text:p>
          </table:table-cell>
          <table:table-cell office:value-type="string" calcext:value-type="string">
            <text:p>Includes all people who stated each ethnic group whether as their only ethnic group or as one of several. Where a person reported more than one ethnic group they were counted in each applicable group.;</text:p>
            <text:p/>
            <text:p>In 2001 up to six ethnicity responses per person were output (prioritised at input) and in 2006 and 2013 up to six responses per person were output (randomised after input).;</text:p>
            <text:p/>
            <text:p>See definition of census usually resident population count</text:p>
          </table:table-cell>
        </table:table-row>
        <table:table-row table:style-name="ro7">
          <table:table-cell office:value-type="string" calcext:value-type="string">
            <text:p>V021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Ethnic group (grouped total responses) for the census usually resident population count</text:p>
          </table:table-cell>
          <table:table-cell office:value-type="string" calcext:value-type="string">
            <text:p>Pacific Peoples</text:p>
          </table:table-cell>
          <table:table-cell office:value-type="string" calcext:value-type="string">
            <text:p>Includes all people who stated each ethnic group whether as their only ethnic group or as one of several. Where a person reported more than one ethnic group they were counted in each applicable group.;</text:p>
            <text:p/>
            <text:p>In 2001 up to six ethnicity responses per person were output (prioritised at input) and in 2006 and 2013 up to six responses per person were output (randomised after input).;</text:p>
            <text:p/>
            <text:p>See definition of census usually resident population count</text:p>
          </table:table-cell>
        </table:table-row>
        <table:table-row table:style-name="ro7">
          <table:table-cell office:value-type="string" calcext:value-type="string">
            <text:p>V021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Ethnic group (grouped total responses) for the census usually resident population count</text:p>
          </table:table-cell>
          <table:table-cell office:value-type="string" calcext:value-type="string">
            <text:p>Asian</text:p>
          </table:table-cell>
          <table:table-cell office:value-type="string" calcext:value-type="string">
            <text:p>Includes all people who stated each ethnic group whether as their only ethnic group or as one of several. Where a person reported more than one ethnic group they were counted in each applicable group.;</text:p>
            <text:p/>
            <text:p>In 2001 up to six ethnicity responses per person were output (prioritised at input) and in 2006 and 2013 up to six responses per person were output (randomised after input).;</text:p>
            <text:p/>
            <text:p>See definition of census usually resident population count</text:p>
          </table:table-cell>
        </table:table-row>
        <table:table-row table:style-name="ro6">
          <table:table-cell office:value-type="string" calcext:value-type="string">
            <text:p>V021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Ethnic group (grouped total responses) for the census usually resident population count</text:p>
          </table:table-cell>
          <table:table-cell office:value-type="string" calcext:value-type="string">
            <text:p>MELAA</text:p>
          </table:table-cell>
          <table:table-cell office:value-type="string" calcext:value-type="string">
            <text:p>Includes all people who stated each ethnic group whether as their only ethnic group or as one of several. Where a person reported more than one ethnic group they were counted in each applicable group.;</text:p>
            <text:p/>
            <text:p>In 2001 up to six ethnicity responses per person were output (prioritised at input) and in 2006 and 2013 up to six responses per person were output (randomised after input).;</text:p>
            <text:p/>
            <text:p>See definition of census usually resident population count;</text:p>
            <text:p/>
            <text:p>MELAA = Middle Eastern Latin American and African.  This was a new category introduced for the 2006 Census.  Previously MELAA responses were allocated to the 'other ethnicity' category.</text:p>
          </table:table-cell>
        </table:table-row>
        <table:table-row table:style-name="ro6">
          <table:table-cell office:value-type="string" calcext:value-type="string">
            <text:p>V021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Ethnic group (grouped total responses) for the census usually resident population count</text:p>
          </table:table-cell>
          <table:table-cell office:value-type="string" calcext:value-type="string">
            <text:p>Other</text:p>
          </table:table-cell>
          <table:table-cell office:value-type="string" calcext:value-type="string">
            <text:p>Includes all people who stated each ethnic group whether as their only ethnic group or as one of several. Where a person reported more than one ethnic group they were counted in each applicable group.;</text:p>
            <text:p/>
            <text:p>In 2001 up to six ethnicity responses per person were output (prioritised at input) and in 2006 and 2013 up to six responses per person were output (randomised after input).;</text:p>
            <text:p/>
            <text:p>See definition of census usually resident population count;</text:p>
            <text:p/>
            <text:p>Consists of responses for a number of small ethnic groups and for New Zealander. New Zealander was included as a new category for the 2006 Census.  In 2001 New Zealander was counted in the European category.</text:p>
          </table:table-cell>
        </table:table-row>
        <table:table-row table:style-name="ro7">
          <table:table-cell office:value-type="string" calcext:value-type="string">
            <text:p>V021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Ethnic group (grouped total responses) for the census usually resident population count</text:p>
          </table:table-cell>
          <table:table-cell office:value-type="string" calcext:value-type="string">
            <text:p>Total people stated</text:p>
          </table:table-cell>
          <table:table-cell office:value-type="string" calcext:value-type="string">
            <text:p>Includes all people who stated each ethnic group whether as their only ethnic group or as one of several. Where a person reported more than one ethnic group they were counted in each applicable group.;</text:p>
            <text:p/>
            <text:p>In 2001 up to six ethnicity responses per person were output (prioritised at input) and in 2006 and 2013 up to six responses per person were output (randomised after input).;</text:p>
            <text:p/>
            <text:p>See definition of census usually resident population count</text:p>
          </table:table-cell>
        </table:table-row>
        <table:table-row table:style-name="ro7">
          <table:table-cell office:value-type="string" calcext:value-type="string">
            <text:p>V021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Ethnic group (grouped total responses) for the census usually resident population count</text:p>
          </table:table-cell>
          <table:table-cell office:value-type="string" calcext:value-type="string">
            <text:p>Not Elsewhere Included</text:p>
          </table:table-cell>
          <table:table-cell office:value-type="string" calcext:value-type="string">
            <text:p>Includes all people who stated each ethnic group whether as their only ethnic group or as one of several. Where a person reported more than one ethnic group they were counted in each applicable group.;</text:p>
            <text:p/>
            <text:p>In 2001 up to six ethnicity responses per person were output (prioritised at input) and in 2006 and 2013 up to six responses per person were output (randomised after input).;</text:p>
            <text:p/>
            <text:p>See definition of census usually resident population count</text:p>
          </table:table-cell>
        </table:table-row>
        <table:table-row table:style-name="ro7">
          <table:table-cell office:value-type="string" calcext:value-type="string">
            <text:p>V021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Ethnic group (grouped total responses) for the census usually resident population count</text:p>
          </table:table-cell>
          <table:table-cell office:value-type="string" calcext:value-type="string">
            <text:p>Total people</text:p>
          </table:table-cell>
          <table:table-cell office:value-type="string" calcext:value-type="string">
            <text:p>Includes all people who stated each ethnic group whether as their only ethnic group or as one of several. Where a person reported more than one ethnic group they were counted in each applicable group.;</text:p>
            <text:p/>
            <text:p>In 2001 up to six ethnicity responses per person were output (prioritised at input) and in 2006 and 2013 up to six responses per person were output (randomised after input).;</text:p>
            <text:p/>
            <text:p>See definition of census usually resident population count</text:p>
          </table:table-cell>
        </table:table-row>
        <table:table-row table:style-name="ro2">
          <table:table-cell office:value-type="string" calcext:value-type="string">
            <text:p>V021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ix languages (total responses) for the census usually resident population count</text:p>
          </table:table-cell>
          <table:table-cell office:value-type="string" calcext:value-type="string">
            <text:p>English</text:p>
          </table:table-cell>
          <table:table-cell office:value-type="string" calcext:value-type="string">
            <text:p>Includes all people who stated each language spoken whether as their only language or as one of several. Where a person reported more than one language spoken they were counted in each applicable group.;</text:p>
            <text:p/>
            <text:p>See definition of census usually resident population count</text:p>
          </table:table-cell>
        </table:table-row>
        <table:table-row table:style-name="ro2">
          <table:table-cell office:value-type="string" calcext:value-type="string">
            <text:p>V021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ix languages (total responses) for the census usually resident population count</text:p>
          </table:table-cell>
          <table:table-cell office:value-type="string" calcext:value-type="string">
            <text:p>Maori</text:p>
          </table:table-cell>
          <table:table-cell office:value-type="string" calcext:value-type="string">
            <text:p>Includes all people who stated each language spoken whether as their only language or as one of several. Where a person reported more than one language spoken they were counted in each applicable group.;</text:p>
            <text:p/>
            <text:p>See definition of census usually resident population count</text:p>
          </table:table-cell>
        </table:table-row>
        <table:table-row table:style-name="ro2">
          <table:table-cell office:value-type="string" calcext:value-type="string">
            <text:p>V022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ix languages (total responses) for the census usually resident population count</text:p>
          </table:table-cell>
          <table:table-cell office:value-type="string" calcext:value-type="string">
            <text:p>Samoan</text:p>
          </table:table-cell>
          <table:table-cell office:value-type="string" calcext:value-type="string">
            <text:p>Includes all people who stated each language spoken whether as their only language or as one of several. Where a person reported more than one language spoken they were counted in each applicable group.;</text:p>
            <text:p/>
            <text:p>See definition of census usually resident population count</text:p>
          </table:table-cell>
        </table:table-row>
        <table:table-row table:style-name="ro2">
          <table:table-cell office:value-type="string" calcext:value-type="string">
            <text:p>V022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ix languages (total responses) for the census usually resident population count</text:p>
          </table:table-cell>
          <table:table-cell office:value-type="string" calcext:value-type="string">
            <text:p>NZ Sign Language</text:p>
          </table:table-cell>
          <table:table-cell office:value-type="string" calcext:value-type="string">
            <text:p>Includes all people who stated each language spoken whether as their only language or as one of several. Where a person reported more than one language spoken they were counted in each applicable group.;</text:p>
            <text:p/>
            <text:p>See definition of census usually resident population count</text:p>
          </table:table-cell>
        </table:table-row>
        <table:table-row table:style-name="ro2">
          <table:table-cell office:value-type="string" calcext:value-type="string">
            <text:p>V022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ix languages (total responses) for the census usually resident population count</text:p>
          </table:table-cell>
          <table:table-cell office:value-type="string" calcext:value-type="string">
            <text:p>Other</text:p>
          </table:table-cell>
          <table:table-cell office:value-type="string" calcext:value-type="string">
            <text:p>Includes all people who stated each language spoken whether as their only language or as one of several. Where a person reported more than one language spoken they were counted in each applicable group.;</text:p>
            <text:p/>
            <text:p>See definition of census usually resident population count</text:p>
          </table:table-cell>
        </table:table-row>
        <table:table-row table:style-name="ro7">
          <table:table-cell office:value-type="string" calcext:value-type="string">
            <text:p>V022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ix languages (total responses) for the census usually resident population count</text:p>
          </table:table-cell>
          <table:table-cell office:value-type="string" calcext:value-type="string">
            <text:p>None (eg too young to talk)</text:p>
          </table:table-cell>
          <table:table-cell office:value-type="string" calcext:value-type="string">
            <text:p>Includes all people who stated each language spoken whether as their only language or as one of several. Where a person reported more than one language spoken they were counted in each applicable group.;</text:p>
            <text:p/>
            <text:p>See definition of census usually resident population count;</text:p>
            <text:p/>
            <text:p>Consists of people who were too young to talk or unable to speak a language.</text:p>
          </table:table-cell>
        </table:table-row>
        <table:table-row table:style-name="ro2">
          <table:table-cell office:value-type="string" calcext:value-type="string">
            <text:p>V022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ix languages (total responses) for the census usually resident population count</text:p>
          </table:table-cell>
          <table:table-cell office:value-type="string" calcext:value-type="string">
            <text:p>Total people stated</text:p>
          </table:table-cell>
          <table:table-cell office:value-type="string" calcext:value-type="string">
            <text:p>Includes all people who stated each language spoken whether as their only language or as one of several. Where a person reported more than one language spoken they were counted in each applicable group.;</text:p>
            <text:p/>
            <text:p>See definition of census usually resident population count</text:p>
          </table:table-cell>
        </table:table-row>
        <table:table-row table:style-name="ro7">
          <table:table-cell office:value-type="string" calcext:value-type="string">
            <text:p>V022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ix languages (total responses) for the census usually resident population count</text:p>
          </table:table-cell>
          <table:table-cell office:value-type="string" calcext:value-type="string">
            <text:p>Not Elsewhere Included</text:p>
          </table:table-cell>
          <table:table-cell office:value-type="string" calcext:value-type="string">
            <text:p>Includes all people who stated each language spoken whether as their only language or as one of several. Where a person reported more than one language spoken they were counted in each applicable group.;</text:p>
            <text:p/>
            <text:p>See definition of census usually resident population count;</text:p>
            <text:p/>
            <text:p>Consists of don't know refused to answer response unidentifiable response outside scope and not stated.</text:p>
          </table:table-cell>
        </table:table-row>
        <table:table-row table:style-name="ro2">
          <table:table-cell office:value-type="string" calcext:value-type="string">
            <text:p>V022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Six languages (total responses) for the census usually resident population count</text:p>
          </table:table-cell>
          <table:table-cell office:value-type="string" calcext:value-type="string">
            <text:p>Total people</text:p>
          </table:table-cell>
          <table:table-cell office:value-type="string" calcext:value-type="string">
            <text:p>Includes all people who stated each language spoken whether as their only language or as one of several. Where a person reported more than one language spoken they were counted in each applicable group.;</text:p>
            <text:p/>
            <text:p>See definition of census usually resident population count</text:p>
          </table:table-cell>
        </table:table-row>
        <table:table-row table:style-name="ro1">
          <table:table-cell office:value-type="string" calcext:value-type="string">
            <text:p>V022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Maori descent for the census usually resident population count</text:p>
          </table:table-cell>
          <table:table-cell office:value-type="string" calcext:value-type="string">
            <text:p>Maori Descent</text:p>
          </table:table-cell>
          <table:table-cell office:value-type="string" calcext:value-type="string">
            <text:p>See definition of census usually resident population count</text:p>
          </table:table-cell>
        </table:table-row>
        <table:table-row table:style-name="ro1">
          <table:table-cell office:value-type="string" calcext:value-type="string">
            <text:p>V022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Maori descent for the census usually resident population count</text:p>
          </table:table-cell>
          <table:table-cell office:value-type="string" calcext:value-type="string">
            <text:p>No Maori Descent</text:p>
          </table:table-cell>
          <table:table-cell office:value-type="string" calcext:value-type="string">
            <text:p>See definition of census usually resident population count</text:p>
          </table:table-cell>
        </table:table-row>
        <table:table-row table:style-name="ro1">
          <table:table-cell office:value-type="string" calcext:value-type="string">
            <text:p>V022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Maori descent for the census usually resident population count</text:p>
          </table:table-cell>
          <table:table-cell office:value-type="string" calcext:value-type="string">
            <text:p>Don't Know</text:p>
          </table:table-cell>
          <table:table-cell office:value-type="string" calcext:value-type="string">
            <text:p>See definition of census usually resident population count</text:p>
          </table:table-cell>
        </table:table-row>
        <table:table-row table:style-name="ro1">
          <table:table-cell office:value-type="string" calcext:value-type="string">
            <text:p>V023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Maori descent for the census usually resident population count</text:p>
          </table:table-cell>
          <table:table-cell office:value-type="string" calcext:value-type="string">
            <text:p>Total people stated</text:p>
          </table:table-cell>
          <table:table-cell office:value-type="string" calcext:value-type="string">
            <text:p>See definition of census usually resident population count</text:p>
          </table:table-cell>
        </table:table-row>
        <table:table-row table:style-name="ro2">
          <table:table-cell office:value-type="string" calcext:value-type="string">
            <text:p>V023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Maori descent for the census usually resident population count</text:p>
          </table:table-cell>
          <table:table-cell office:value-type="string" calcext:value-type="string">
            <text:p>Not Elsewhere Included</text:p>
          </table:table-cell>
          <table:table-cell office:value-type="string" calcext:value-type="string">
            <text:p>See definition of census usually resident population count;</text:p>
            <text:p/>
            <text:p>Consists of response unidentifiable and not stated.</text:p>
          </table:table-cell>
        </table:table-row>
        <table:table-row table:style-name="ro1">
          <table:table-cell office:value-type="string" calcext:value-type="string">
            <text:p>V023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Maori descent for the census usually resident population count</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23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Usual residence five years ago <text:s/>indicator for the census usually resident population count</text:p>
          </table:table-cell>
          <table:table-cell office:value-type="string" calcext:value-type="string">
            <text:p>Same as Usual Residence</text:p>
          </table:table-cell>
          <table:table-cell office:value-type="string" calcext:value-type="string">
            <text:p>See definition of census usually resident population count</text:p>
          </table:table-cell>
        </table:table-row>
        <table:table-row table:style-name="ro1">
          <table:table-cell office:value-type="string" calcext:value-type="string">
            <text:p>V023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Usual residence five years ago <text:s/>indicator for the census usually resident population count</text:p>
          </table:table-cell>
          <table:table-cell office:value-type="string" calcext:value-type="string">
            <text:p>Elsewhere in New Zealand</text:p>
          </table:table-cell>
          <table:table-cell office:value-type="string" calcext:value-type="string">
            <text:p>See definition of census usually resident population count</text:p>
          </table:table-cell>
        </table:table-row>
        <table:table-row table:style-name="ro1">
          <table:table-cell office:value-type="string" calcext:value-type="string">
            <text:p>V023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Usual residence five years ago <text:s/>indicator for the census usually resident population count</text:p>
          </table:table-cell>
          <table:table-cell office:value-type="string" calcext:value-type="string">
            <text:p>Not Born Five Years Ago</text:p>
          </table:table-cell>
          <table:table-cell office:value-type="string" calcext:value-type="string">
            <text:p>See definition of census usually resident population count</text:p>
          </table:table-cell>
        </table:table-row>
        <table:table-row table:style-name="ro1">
          <table:table-cell office:value-type="string" calcext:value-type="string">
            <text:p>V023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Usual residence five years ago <text:s/>indicator for the census usually resident population count</text:p>
          </table:table-cell>
          <table:table-cell office:value-type="string" calcext:value-type="string">
            <text:p>Overseas</text:p>
          </table:table-cell>
          <table:table-cell office:value-type="string" calcext:value-type="string">
            <text:p>See definition of census usually resident population count</text:p>
          </table:table-cell>
        </table:table-row>
        <table:table-row table:style-name="ro1">
          <table:table-cell office:value-type="string" calcext:value-type="string">
            <text:p>V023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Usual residence five years ago <text:s/>indicator for the census usually resident population count</text:p>
          </table:table-cell>
          <table:table-cell office:value-type="string" calcext:value-type="string">
            <text:p>No Fixed Abode Five Years Ago</text:p>
          </table:table-cell>
          <table:table-cell office:value-type="string" calcext:value-type="string">
            <text:p>See definition of census usually resident population count</text:p>
          </table:table-cell>
        </table:table-row>
        <table:table-row table:style-name="ro1">
          <table:table-cell office:value-type="string" calcext:value-type="string">
            <text:p>V023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Usual residence five years ago <text:s/>indicator for the census usually resident population count</text:p>
          </table:table-cell>
          <table:table-cell office:value-type="string" calcext:value-type="string">
            <text:p>Total people stated</text:p>
          </table:table-cell>
          <table:table-cell office:value-type="string" calcext:value-type="string">
            <text:p>See definition of census usually resident population count</text:p>
          </table:table-cell>
        </table:table-row>
        <table:table-row table:style-name="ro1">
          <table:table-cell office:value-type="string" calcext:value-type="string">
            <text:p>V023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Usual residence five years ago <text:s/>indicator for the census usually resident population count</text:p>
          </table:table-cell>
          <table:table-cell office:value-type="string" calcext:value-type="string">
            <text:p>Not Elsewhere Included</text:p>
          </table:table-cell>
          <table:table-cell office:value-type="string" calcext:value-type="string">
            <text:p>See definition of census usually resident population count</text:p>
          </table:table-cell>
        </table:table-row>
        <table:table-row table:style-name="ro1">
          <table:table-cell office:value-type="string" calcext:value-type="string">
            <text:p>V024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Usual residence five years ago <text:s/>indicator for the census usually resident population count</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2">
          <table:table-cell office:value-type="string" calcext:value-type="string">
            <text:p>V024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No Religion</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4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Buddhist</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4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Christian</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4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Hindu</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4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Islam/Muslim</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4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Judaism/ Jewish</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4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Maori Christian</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4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Spiritualism and New Age Religions</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4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Other Religions</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5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Object to Answering</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2">
          <table:table-cell office:value-type="string" calcext:value-type="string">
            <text:p>V025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Total people stated</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7">
          <table:table-cell office:value-type="string" calcext:value-type="string">
            <text:p>V025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Not Elsewhere Included</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ext:p/>
            <text:p>Consists of don't know religion unidentifiable response outside scope and not stated.</text:p>
          </table:table-cell>
        </table:table-row>
        <table:table-row table:style-name="ro2">
          <table:table-cell office:value-type="string" calcext:value-type="string">
            <text:p>V025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Religious affiliation (total responses) for the census usually resident population count</text:p>
          </table:table-cell>
          <table:table-cell office:value-type="string" calcext:value-type="string">
            <text:p>Total people</text:p>
          </table:table-cell>
          <table:table-cell office:value-type="string" calcext:value-type="string">
            <text:p>Includes all people who stated each religious affiliation whether as their only religious affiliation or as one of several. Where a person reported more than one religious affiliation they were counted in each applicable group.;</text:p>
            <text:p/>
            <text:p>See definition of census usually resident population count</text:p>
          </table:table-cell>
        </table:table-row>
        <table:table-row table:style-name="ro1">
          <table:table-cell office:value-type="string" calcext:value-type="string">
            <text:p>V025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Legally registered relationship status for the census usually resident population count aged 15 years and over</text:p>
          </table:table-cell>
          <table:table-cell office:value-type="string" calcext:value-type="string">
            <text:p>Married (not separated)</text:p>
          </table:table-cell>
          <table:table-cell office:value-type="string" calcext:value-type="string">
            <text:p>See definition of census usually resident population count</text:p>
          </table:table-cell>
        </table:table-row>
        <table:table-row table:style-name="ro6">
          <table:table-cell office:value-type="string" calcext:value-type="string">
            <text:p>V0255</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Legally registered relationship status for the census usually resident population count aged 15 years and over</text:p>
          </table:table-cell>
          <table:table-cell office:value-type="string" calcext:value-type="string">
            <text:p>Separated/divorced or dissolved/widowed/surviving partner</text:p>
          </table:table-cell>
          <table:table-cell office:value-type="string" calcext:value-type="string">
            <text:p>See definition of census usually resident population count;</text:p>
            <text:p/>
            <text:p>Includes people who are still legally married but permanently separated.  This also applies to civil unions in 2006 and 2013.;</text:p>
            <text:p/>
            <text:p>Includes dissolved marriages (also known as divorced) and dissolved civil unions in 2006 and 2013.;</text:p>
            <text:p/>
            <text:p>In 2006 this category was widowed or bereaved civil union partner.</text:p>
          </table:table-cell>
        </table:table-row>
        <table:table-row table:style-name="ro1">
          <table:table-cell office:value-type="string" calcext:value-type="string">
            <text:p>V0256</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Legally registered relationship status for the census usually resident population count aged 15 years and over</text:p>
          </table:table-cell>
          <table:table-cell office:value-type="string" calcext:value-type="string">
            <text:p>Never married and never in a civil union</text:p>
          </table:table-cell>
          <table:table-cell office:value-type="string" calcext:value-type="string">
            <text:p>See definition of census usually resident population count</text:p>
          </table:table-cell>
        </table:table-row>
        <table:table-row table:style-name="ro1">
          <table:table-cell office:value-type="string" calcext:value-type="string">
            <text:p>V0257</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Legally registered relationship status for the census usually resident population count aged 15 years and over</text:p>
          </table:table-cell>
          <table:table-cell office:value-type="string" calcext:value-type="string">
            <text:p>Total people stated</text:p>
          </table:table-cell>
          <table:table-cell office:value-type="string" calcext:value-type="string">
            <text:p>See definition of census usually resident population count</text:p>
          </table:table-cell>
        </table:table-row>
        <table:table-row table:style-name="ro2">
          <table:table-cell office:value-type="string" calcext:value-type="string">
            <text:p>V0258</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Legally registered relationship status for the census usually resident population count aged 15 years and over</text:p>
          </table:table-cell>
          <table:table-cell office:value-type="string" calcext:value-type="string">
            <text:p>Not Elsewhere Included</text:p>
          </table:table-cell>
          <table:table-cell office:value-type="string" calcext:value-type="string">
            <text:p>See definition of census usually resident population count;</text:p>
            <text:p/>
            <text:p>In 2001 consisted of response unidentifiable and not stated. In 2006 and 2013 consisted of joined in a civil union (not separated) response unidentifiable and not stated.</text:p>
          </table:table-cell>
        </table:table-row>
        <table:table-row table:style-name="ro1">
          <table:table-cell office:value-type="string" calcext:value-type="string">
            <text:p>V0259</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Legally registered relationship status for the census usually resident population count aged 15 years and over</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260</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Partnership status in current relationship for the census usually resident population count aged 15 years and over</text:p>
          </table:table-cell>
          <table:table-cell office:value-type="string" calcext:value-type="string">
            <text:p>Partnered</text:p>
          </table:table-cell>
          <table:table-cell office:value-type="string" calcext:value-type="string">
            <text:p>See definition of census usually resident population count</text:p>
          </table:table-cell>
        </table:table-row>
        <table:table-row table:style-name="ro1">
          <table:table-cell office:value-type="string" calcext:value-type="string">
            <text:p>V0261</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Partnership status in current relationship for the census usually resident population count aged 15 years and over</text:p>
          </table:table-cell>
          <table:table-cell office:value-type="string" calcext:value-type="string">
            <text:p>Non-Partnered</text:p>
          </table:table-cell>
          <table:table-cell office:value-type="string" calcext:value-type="string">
            <text:p>See definition of census usually resident population count</text:p>
          </table:table-cell>
        </table:table-row>
        <table:table-row table:style-name="ro1">
          <table:table-cell office:value-type="string" calcext:value-type="string">
            <text:p>V0262</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Partnership status in current relationship for the census usually resident population count aged 15 years and over</text:p>
          </table:table-cell>
          <table:table-cell office:value-type="string" calcext:value-type="string">
            <text:p>Total people stated</text:p>
          </table:table-cell>
          <table:table-cell office:value-type="string" calcext:value-type="string">
            <text:p>See definition of census usually resident population count</text:p>
          </table:table-cell>
        </table:table-row>
        <table:table-row table:style-name="ro1">
          <table:table-cell office:value-type="string" calcext:value-type="string">
            <text:p>V0263</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Partnership status in current relationship for the census usually resident population count aged 15 years and over</text:p>
          </table:table-cell>
          <table:table-cell office:value-type="string" calcext:value-type="string">
            <text:p>Not stated</text:p>
          </table:table-cell>
          <table:table-cell office:value-type="string" calcext:value-type="string">
            <text:p>See definition of census usually resident population count</text:p>
          </table:table-cell>
        </table:table-row>
        <table:table-row table:style-name="ro1">
          <table:table-cell office:value-type="string" calcext:value-type="string">
            <text:p>V0264</text:p>
          </table:table-cell>
          <table:table-cell office:value-type="string" calcext:value-type="string">
            <text:p>individual</text:p>
          </table:table-cell>
          <table:table-cell office:value-type="string" calcext:value-type="string">
            <text:p>demographics</text:p>
          </table:table-cell>
          <table:table-cell office:value-type="string" calcext:value-type="string">
            <text:p>Partnership status in current relationship for the census usually resident population count aged 15 years and over</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7">
          <table:table-cell office:value-type="string" calcext:value-type="string">
            <text:p>V0265</text:p>
          </table:table-cell>
          <table:table-cell office:value-type="string" calcext:value-type="string">
            <text:p>individual</text:p>
          </table:table-cell>
          <table:table-cell office:value-type="string" calcext:value-type="string">
            <text:p>tenure</text:p>
          </table:table-cell>
          <table:table-cell office:value-type="string" calcext:value-type="string">
            <text:p>Tenure holder for the census usually resident population count aged 15 years and over</text:p>
          </table:table-cell>
          <table:table-cell office:value-type="string" calcext:value-type="string">
            <text:p>Own or Partly Own Usual Residence</text:p>
          </table:table-cell>
          <table:table-cell office:value-type="string" calcext:value-type="string">
            <text:p>Tenure holder indicates whether a person owns the dwelling they live in or not.;</text:p>
            <text:p/>
            <text:p>See definition of census usually resident population count;</text:p>
            <text:p/>
            <text:p>In 2006 and 2013 included people whose home was in a family trust.</text:p>
          </table:table-cell>
        </table:table-row>
        <table:table-row table:style-name="ro2">
          <table:table-cell office:value-type="string" calcext:value-type="string">
            <text:p>V0266</text:p>
          </table:table-cell>
          <table:table-cell office:value-type="string" calcext:value-type="string">
            <text:p>individual</text:p>
          </table:table-cell>
          <table:table-cell office:value-type="string" calcext:value-type="string">
            <text:p>tenure</text:p>
          </table:table-cell>
          <table:table-cell office:value-type="string" calcext:value-type="string">
            <text:p>Tenure holder for the census usually resident population count aged 15 years and over</text:p>
          </table:table-cell>
          <table:table-cell office:value-type="string" calcext:value-type="string">
            <text:p>Do Not Own Usual Residence</text:p>
          </table:table-cell>
          <table:table-cell office:value-type="string" calcext:value-type="string">
            <text:p>Tenure holder indicates whether a person owns the dwelling they live in or not.;</text:p>
            <text:p/>
            <text:p>See definition of census usually resident population count</text:p>
          </table:table-cell>
        </table:table-row>
        <table:table-row table:style-name="ro2">
          <table:table-cell office:value-type="string" calcext:value-type="string">
            <text:p>V0267</text:p>
          </table:table-cell>
          <table:table-cell office:value-type="string" calcext:value-type="string">
            <text:p>individual</text:p>
          </table:table-cell>
          <table:table-cell office:value-type="string" calcext:value-type="string">
            <text:p>tenure</text:p>
          </table:table-cell>
          <table:table-cell office:value-type="string" calcext:value-type="string">
            <text:p>Tenure holder for the census usually resident population count aged 15 years and over</text:p>
          </table:table-cell>
          <table:table-cell office:value-type="string" calcext:value-type="string">
            <text:p>Total people stated</text:p>
          </table:table-cell>
          <table:table-cell office:value-type="string" calcext:value-type="string">
            <text:p>Tenure holder indicates whether a person owns the dwelling they live in or not.;</text:p>
            <text:p/>
            <text:p>See definition of census usually resident population count</text:p>
          </table:table-cell>
        </table:table-row>
        <table:table-row table:style-name="ro7">
          <table:table-cell office:value-type="string" calcext:value-type="string">
            <text:p>V0268</text:p>
          </table:table-cell>
          <table:table-cell office:value-type="string" calcext:value-type="string">
            <text:p>individual</text:p>
          </table:table-cell>
          <table:table-cell office:value-type="string" calcext:value-type="string">
            <text:p>tenure</text:p>
          </table:table-cell>
          <table:table-cell office:value-type="string" calcext:value-type="string">
            <text:p>Tenure holder for the census usually resident population count aged 15 years and over</text:p>
          </table:table-cell>
          <table:table-cell office:value-type="string" calcext:value-type="string">
            <text:p>Not Elsewhere Included</text:p>
          </table:table-cell>
          <table:table-cell office:value-type="string" calcext:value-type="string">
            <text:p>Tenure holder indicates whether a person owns the dwelling they live in or not.;</text:p>
            <text:p/>
            <text:p>See definition of census usually resident population count;</text:p>
            <text:p/>
            <text:p>Consists of responses unidentifiable and not stated.</text:p>
          </table:table-cell>
        </table:table-row>
        <table:table-row table:style-name="ro2">
          <table:table-cell office:value-type="string" calcext:value-type="string">
            <text:p>V0269</text:p>
          </table:table-cell>
          <table:table-cell office:value-type="string" calcext:value-type="string">
            <text:p>individual</text:p>
          </table:table-cell>
          <table:table-cell office:value-type="string" calcext:value-type="string">
            <text:p>tenure</text:p>
          </table:table-cell>
          <table:table-cell office:value-type="string" calcext:value-type="string">
            <text:p>Tenure holder for the census usually resident population count aged 15 years and over</text:p>
          </table:table-cell>
          <table:table-cell office:value-type="string" calcext:value-type="string">
            <text:p>Total people</text:p>
          </table:table-cell>
          <table:table-cell office:value-type="string" calcext:value-type="string">
            <text:p>Tenure holder indicates whether a person owns the dwelling they live in or not.;</text:p>
            <text:p/>
            <text:p>See definition of census usually resident population count</text:p>
          </table:table-cell>
        </table:table-row>
        <table:table-row table:style-name="ro3">
          <table:table-cell office:value-type="string" calcext:value-type="string">
            <text:p>V0270</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5000 or Less</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able:table-cell>
        </table:table-row>
        <table:table-row table:style-name="ro3">
          <table:table-cell office:value-type="string" calcext:value-type="string">
            <text:p>V0271</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5001-$10000</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able:table-cell>
        </table:table-row>
        <table:table-row table:style-name="ro3">
          <table:table-cell office:value-type="string" calcext:value-type="string">
            <text:p>V0272</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10001-$20000</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able:table-cell>
        </table:table-row>
        <table:table-row table:style-name="ro3">
          <table:table-cell office:value-type="string" calcext:value-type="string">
            <text:p>V0273</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20001-$30000</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able:table-cell>
        </table:table-row>
        <table:table-row table:style-name="ro3">
          <table:table-cell office:value-type="string" calcext:value-type="string">
            <text:p>V0274</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30001-$50000</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able:table-cell>
        </table:table-row>
        <table:table-row table:style-name="ro3">
          <table:table-cell office:value-type="string" calcext:value-type="string">
            <text:p>V0275</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50001 or More</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able:table-cell>
        </table:table-row>
        <table:table-row table:style-name="ro3">
          <table:table-cell office:value-type="string" calcext:value-type="string">
            <text:p>V0276</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Total people stated</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able:table-cell>
        </table:table-row>
        <table:table-row table:style-name="ro3">
          <table:table-cell office:value-type="string" calcext:value-type="string">
            <text:p>V0277</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Not stated</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able:table-cell>
        </table:table-row>
        <table:table-row table:style-name="ro3">
          <table:table-cell office:value-type="string" calcext:value-type="string">
            <text:p>V0278</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Total people</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able:table-cell>
        </table:table-row>
        <table:table-row table:style-name="ro5">
          <table:table-cell office:value-type="string" calcext:value-type="string">
            <text:p>V0279</text:p>
          </table:table-cell>
          <table:table-cell office:value-type="string" calcext:value-type="string">
            <text:p>individual</text:p>
          </table:table-cell>
          <table:table-cell office:value-type="string" calcext:value-type="string">
            <text:p>income</text:p>
          </table:table-cell>
          <table:table-cell office:value-type="string" calcext:value-type="string">
            <text:p>Total personal income (grouped) for the census usually resident population count aged 15 years and over</text:p>
          </table:table-cell>
          <table:table-cell office:value-type="string" calcext:value-type="string">
            <text:p>Median personal income ($)</text:p>
          </table:table-cell>
          <table:table-cell office:value-type="string" calcext:value-type="string">
            <text:p>A person's total personal income in the 12 months ending 31 March 2001 31 March 2006 and 31 March 2013.;</text:p>
            <text:p/>
            <text:p>Total personal income (grouped) is an aggregated output variable with income bands of: </text:p>
            <text:p>$5000 or less </text:p>
            <text:p>$5001-$10000 </text:p>
            <text:p>$10001-$20000 </text:p>
            <text:p>$20001-$30000 </text:p>
            <text:p>$30001-$50000 </text:p>
            <text:p>$50001 or more </text:p>
            <text:p>Not stated. </text:p>
            <text:p>It was introduced in 2006 to ensure confidentiality of data for small geographic areas. ;</text:p>
            <text:p/>
            <text:p>See definition of census usually resident population count;</text:p>
            <text:p/>
            <text:p>For categories with small populations the median income may not look as expected because of the effect of random rounding.;</text:p>
            <text:p/>
            <text:p>Median total personal income is rounded to the nearest $100.</text:p>
          </table:table-cell>
        </table:table-row>
        <table:table-row table:style-name="ro7">
          <table:table-cell office:value-type="string" calcext:value-type="string">
            <text:p>V0280</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Wages Salary Commissions Bonuses etc</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81</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Self-employment or Business</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82</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Interest Dividends Rent Other Invest.</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83</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Payments from a Work Accident Insurer</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84</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NZ Superannuation or Veterans Pension</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85</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Other Super. Pensions Annuities</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86</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Unemployment Benefit</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87</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Sickness Benefit</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88</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Domestic Purposes Benefit</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89</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Invalids Benefit</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90</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Student Allowance</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91</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Other Govt Benefits Payments or Pension</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92</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Other Sources of Income</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93</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No Source of Income During That Time</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94</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Total people Stated</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95</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Not stated</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7">
          <table:table-cell office:value-type="string" calcext:value-type="string">
            <text:p>V0296</text:p>
          </table:table-cell>
          <table:table-cell office:value-type="string" calcext:value-type="string">
            <text:p>individual</text:p>
          </table:table-cell>
          <table:table-cell office:value-type="string" calcext:value-type="string">
            <text:p>income</text:p>
          </table:table-cell>
          <table:table-cell office:value-type="string" calcext:value-type="string">
            <text:p>Sources of personal income for the census usually resident population count aged 15 years and over</text:p>
          </table:table-cell>
          <table:table-cell office:value-type="string" calcext:value-type="string">
            <text:p>Total people</text:p>
          </table:table-cell>
          <table:table-cell office:value-type="string" calcext:value-type="string">
            <text:p>Includes all people who stated each source of personal income whether as their only source or as one of several. Where a person reported more than one source of personal income they have been counted in each applicable group.;</text:p>
            <text:p/>
            <text:p>A person's sources of personal income in the 12 months ending 6 March 2001 7 March 2006 and 5 March 2013.;</text:p>
            <text:p/>
            <text:p>In 2006 and 2013 unemployment benefit replaced the 2001 category community wage job seeker.  In 2006 and 2013 sickness benefit replaced the 2001 category community wage sickness benefit.</text:p>
          </table:table-cell>
        </table:table-row>
        <table:table-row table:style-name="ro2">
          <table:table-cell office:value-type="string" calcext:value-type="string">
            <text:p>V0297</text:p>
          </table:table-cell>
          <table:table-cell office:value-type="string" calcext:value-type="string">
            <text:p>individual</text:p>
          </table:table-cell>
          <table:table-cell office:value-type="string" calcext:value-type="string">
            <text:p>health</text:p>
          </table:table-cell>
          <table:table-cell office:value-type="string" calcext:value-type="string">
            <text:p>Cigarette smoking behaviour for the census usually resident population count aged 15 years and over</text:p>
          </table:table-cell>
          <table:table-cell office:value-type="string" calcext:value-type="string">
            <text:p>Regular Smoker</text:p>
          </table:table-cell>
          <table:table-cell office:value-type="string" calcext:value-type="string">
            <text:p>Cigarette smoking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298</text:p>
          </table:table-cell>
          <table:table-cell office:value-type="string" calcext:value-type="string">
            <text:p>individual</text:p>
          </table:table-cell>
          <table:table-cell office:value-type="string" calcext:value-type="string">
            <text:p>health</text:p>
          </table:table-cell>
          <table:table-cell office:value-type="string" calcext:value-type="string">
            <text:p>Cigarette smoking behaviour for the census usually resident population count aged 15 years and over</text:p>
          </table:table-cell>
          <table:table-cell office:value-type="string" calcext:value-type="string">
            <text:p>Ex-Smoker</text:p>
          </table:table-cell>
          <table:table-cell office:value-type="string" calcext:value-type="string">
            <text:p>Cigarette smoking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299</text:p>
          </table:table-cell>
          <table:table-cell office:value-type="string" calcext:value-type="string">
            <text:p>individual</text:p>
          </table:table-cell>
          <table:table-cell office:value-type="string" calcext:value-type="string">
            <text:p>health</text:p>
          </table:table-cell>
          <table:table-cell office:value-type="string" calcext:value-type="string">
            <text:p>Cigarette smoking behaviour for the census usually resident population count aged 15 years and over</text:p>
          </table:table-cell>
          <table:table-cell office:value-type="string" calcext:value-type="string">
            <text:p>Never Smoked Regularly</text:p>
          </table:table-cell>
          <table:table-cell office:value-type="string" calcext:value-type="string">
            <text:p>Cigarette smoking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00</text:p>
          </table:table-cell>
          <table:table-cell office:value-type="string" calcext:value-type="string">
            <text:p>individual</text:p>
          </table:table-cell>
          <table:table-cell office:value-type="string" calcext:value-type="string">
            <text:p>health</text:p>
          </table:table-cell>
          <table:table-cell office:value-type="string" calcext:value-type="string">
            <text:p>Cigarette smoking behaviour for the census usually resident population count aged 15 years and over</text:p>
          </table:table-cell>
          <table:table-cell office:value-type="string" calcext:value-type="string">
            <text:p>Total people stated</text:p>
          </table:table-cell>
          <table:table-cell office:value-type="string" calcext:value-type="string">
            <text:p>Cigarette smoking has generally been a cyclical topic and was not included in the 2001 Census.;</text:p>
            <text:p/>
            <text:p>See definition of census usually resident population count</text:p>
          </table:table-cell>
        </table:table-row>
        <table:table-row table:style-name="ro7">
          <table:table-cell office:value-type="string" calcext:value-type="string">
            <text:p>V0301</text:p>
          </table:table-cell>
          <table:table-cell office:value-type="string" calcext:value-type="string">
            <text:p>individual</text:p>
          </table:table-cell>
          <table:table-cell office:value-type="string" calcext:value-type="string">
            <text:p>health</text:p>
          </table:table-cell>
          <table:table-cell office:value-type="string" calcext:value-type="string">
            <text:p>Cigarette smoking behaviour for the census usually resident population count aged 15 years and over</text:p>
          </table:table-cell>
          <table:table-cell office:value-type="string" calcext:value-type="string">
            <text:p>Not Elsewhere Included</text:p>
          </table:table-cell>
          <table:table-cell office:value-type="string" calcext:value-type="string">
            <text:p>Cigarette smoking has generally been a cyclical topic and was not included in the 2001 Census.;</text:p>
            <text:p/>
            <text:p>See definition of census usually resident population count;</text:p>
            <text:p/>
            <text:p>Consists of response unidentifiable and not stated.</text:p>
          </table:table-cell>
        </table:table-row>
        <table:table-row table:style-name="ro2">
          <table:table-cell office:value-type="string" calcext:value-type="string">
            <text:p>V0302</text:p>
          </table:table-cell>
          <table:table-cell office:value-type="string" calcext:value-type="string">
            <text:p>individual</text:p>
          </table:table-cell>
          <table:table-cell office:value-type="string" calcext:value-type="string">
            <text:p>health</text:p>
          </table:table-cell>
          <table:table-cell office:value-type="string" calcext:value-type="string">
            <text:p>Cigarette smoking behaviour for the census usually resident population count aged 15 years and over</text:p>
          </table:table-cell>
          <table:table-cell office:value-type="string" calcext:value-type="string">
            <text:p>Total people</text:p>
          </table:table-cell>
          <table:table-cell office:value-type="string" calcext:value-type="string">
            <text:p>Cigarette smoking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03</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No Children</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04</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One Child</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05</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Two Children</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06</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Three Children</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07</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Four Children</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08</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Five Children</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09</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Six or More Children</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10</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Object to Answering</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11</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Total people stated</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7">
          <table:table-cell office:value-type="string" calcext:value-type="string">
            <text:p>V0312</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Not Elsewhere Included</text:p>
          </table:table-cell>
          <table:table-cell office:value-type="string" calcext:value-type="string">
            <text:p>Number of children born has generally been a cyclical topic and was not included in the 2001 Census.;</text:p>
            <text:p/>
            <text:p>See definition of census usually resident population count;</text:p>
            <text:p/>
            <text:p>Consists of response unidentifiable response outside scope and not stated.</text:p>
          </table:table-cell>
        </table:table-row>
        <table:table-row table:style-name="ro2">
          <table:table-cell office:value-type="string" calcext:value-type="string">
            <text:p>V0313</text:p>
          </table:table-cell>
          <table:table-cell office:value-type="string" calcext:value-type="string">
            <text:p>individual</text:p>
          </table:table-cell>
          <table:table-cell office:value-type="string" calcext:value-type="string">
            <text:p>fertility</text:p>
          </table:table-cell>
          <table:table-cell office:value-type="string" calcext:value-type="string">
            <text:p>Number of children born alive for the female census usually resident population count aged 15 years and over</text:p>
          </table:table-cell>
          <table:table-cell office:value-type="string" calcext:value-type="string">
            <text:p>Total people</text:p>
          </table:table-cell>
          <table:table-cell office:value-type="string" calcext:value-type="string">
            <text:p>Number of children born has generally been a cyclical topic and was not included in the 2001 Census.;</text:p>
            <text:p/>
            <text:p>See definition of census usually resident population count</text:p>
          </table:table-cell>
        </table:table-row>
        <table:table-row table:style-name="ro2">
          <table:table-cell office:value-type="string" calcext:value-type="string">
            <text:p>V0314</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No Qualification</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2">
          <table:table-cell office:value-type="string" calcext:value-type="string">
            <text:p>V0315</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Level 1 Certificate</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2">
          <table:table-cell office:value-type="string" calcext:value-type="string">
            <text:p>V0316</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Level 2 Certificate</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2">
          <table:table-cell office:value-type="string" calcext:value-type="string">
            <text:p>V0317</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Level 3 Certificate</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2">
          <table:table-cell office:value-type="string" calcext:value-type="string">
            <text:p>V0318</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Level 4 Certificate</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7">
          <table:table-cell office:value-type="string" calcext:value-type="string">
            <text:p>V0319</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Level 5 or Level 6 Diploma</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ext:p/>
            <text:p>Consists of Level 5 or Level 6 diploma responses. These categories have been combined due to quality concerns.</text:p>
          </table:table-cell>
        </table:table-row>
        <table:table-row table:style-name="ro2">
          <table:table-cell office:value-type="string" calcext:value-type="string">
            <text:p>V0320</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Bachelor Degree and Level 7 Qualifications</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2">
          <table:table-cell office:value-type="string" calcext:value-type="string">
            <text:p>V0321</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Postgraduate and Honours Degrees</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2">
          <table:table-cell office:value-type="string" calcext:value-type="string">
            <text:p>V0322</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Masters Degree</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2">
          <table:table-cell office:value-type="string" calcext:value-type="string">
            <text:p>V0323</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Doctorate Degree</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2">
          <table:table-cell office:value-type="string" calcext:value-type="string">
            <text:p>V0324</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Overseas Secondary School Qualification</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2">
          <table:table-cell office:value-type="string" calcext:value-type="string">
            <text:p>V0325</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Total people stated</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7">
          <table:table-cell office:value-type="string" calcext:value-type="string">
            <text:p>V0326</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Not Elsewhere Included</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ext:p/>
            <text:p>Consists of response unidentifiable and not stated.</text:p>
          </table:table-cell>
        </table:table-row>
        <table:table-row table:style-name="ro2">
          <table:table-cell office:value-type="string" calcext:value-type="string">
            <text:p>V0327</text:p>
          </table:table-cell>
          <table:table-cell office:value-type="string" calcext:value-type="string">
            <text:p>individual</text:p>
          </table:table-cell>
          <table:table-cell office:value-type="string" calcext:value-type="string">
            <text:p>education</text:p>
          </table:table-cell>
          <table:table-cell office:value-type="string" calcext:value-type="string">
            <text:p>Highest qualification for the census usually resident population count aged 15 years and over</text:p>
          </table:table-cell>
          <table:table-cell office:value-type="string" calcext:value-type="string">
            <text:p>Total people</text:p>
          </table:table-cell>
          <table:table-cell office:value-type="string" calcext:value-type="string">
            <text:p>The categories in this table distinguish between qualifications gained at school and post-school. This allows comparison with output from previous censuses.;</text:p>
            <text:p/>
            <text:p>See definition of census usually resident population count</text:p>
          </table:table-cell>
        </table:table-row>
        <table:table-row table:style-name="ro7">
          <table:table-cell office:value-type="string" calcext:value-type="string">
            <text:p>V0328</text:p>
          </table:table-cell>
          <table:table-cell office:value-type="string" calcext:value-type="string">
            <text:p>individual</text:p>
          </table:table-cell>
          <table:table-cell office:value-type="string" calcext:value-type="string">
            <text:p>education</text:p>
          </table:table-cell>
          <table:table-cell office:value-type="string" calcext:value-type="string">
            <text:p>Study participation for the census usually resident population count aged 15 years and over</text:p>
          </table:table-cell>
          <table:table-cell office:value-type="string" calcext:value-type="string">
            <text:p>Full-time Study</text:p>
          </table:table-cell>
          <table:table-cell office:value-type="string" calcext:value-type="string">
            <text:p>People attending studying or enrolled at school or anywhere else.;</text:p>
            <text:p/>
            <text:p>See definition of census usually resident population count;</text:p>
            <text:p/>
            <text:p>Full-time study is 20 hours or more a week.</text:p>
          </table:table-cell>
        </table:table-row>
        <table:table-row table:style-name="ro7">
          <table:table-cell office:value-type="string" calcext:value-type="string">
            <text:p>V0329</text:p>
          </table:table-cell>
          <table:table-cell office:value-type="string" calcext:value-type="string">
            <text:p>individual</text:p>
          </table:table-cell>
          <table:table-cell office:value-type="string" calcext:value-type="string">
            <text:p>education</text:p>
          </table:table-cell>
          <table:table-cell office:value-type="string" calcext:value-type="string">
            <text:p>Study participation for the census usually resident population count aged 15 years and over</text:p>
          </table:table-cell>
          <table:table-cell office:value-type="string" calcext:value-type="string">
            <text:p>Part-time Study</text:p>
          </table:table-cell>
          <table:table-cell office:value-type="string" calcext:value-type="string">
            <text:p>People attending studying or enrolled at school or anywhere else.;</text:p>
            <text:p/>
            <text:p>See definition of census usually resident population count;</text:p>
            <text:p/>
            <text:p>Part-time study is less than 20 hours a week.</text:p>
          </table:table-cell>
        </table:table-row>
        <table:table-row table:style-name="ro2">
          <table:table-cell office:value-type="string" calcext:value-type="string">
            <text:p>V0330</text:p>
          </table:table-cell>
          <table:table-cell office:value-type="string" calcext:value-type="string">
            <text:p>individual</text:p>
          </table:table-cell>
          <table:table-cell office:value-type="string" calcext:value-type="string">
            <text:p>education</text:p>
          </table:table-cell>
          <table:table-cell office:value-type="string" calcext:value-type="string">
            <text:p>Study participation for the census usually resident population count aged 15 years and over</text:p>
          </table:table-cell>
          <table:table-cell office:value-type="string" calcext:value-type="string">
            <text:p>Full-time and Part-time Study</text:p>
          </table:table-cell>
          <table:table-cell office:value-type="string" calcext:value-type="string">
            <text:p>People attending studying or enrolled at school or anywhere else.;</text:p>
            <text:p/>
            <text:p>See definition of census usually resident population count</text:p>
          </table:table-cell>
        </table:table-row>
        <table:table-row table:style-name="ro2">
          <table:table-cell office:value-type="string" calcext:value-type="string">
            <text:p>V0331</text:p>
          </table:table-cell>
          <table:table-cell office:value-type="string" calcext:value-type="string">
            <text:p>individual</text:p>
          </table:table-cell>
          <table:table-cell office:value-type="string" calcext:value-type="string">
            <text:p>education</text:p>
          </table:table-cell>
          <table:table-cell office:value-type="string" calcext:value-type="string">
            <text:p>Study participation for the census usually resident population count aged 15 years and over</text:p>
          </table:table-cell>
          <table:table-cell office:value-type="string" calcext:value-type="string">
            <text:p>Not Studying</text:p>
          </table:table-cell>
          <table:table-cell office:value-type="string" calcext:value-type="string">
            <text:p>People attending studying or enrolled at school or anywhere else.;</text:p>
            <text:p/>
            <text:p>See definition of census usually resident population count</text:p>
          </table:table-cell>
        </table:table-row>
        <table:table-row table:style-name="ro2">
          <table:table-cell office:value-type="string" calcext:value-type="string">
            <text:p>V0332</text:p>
          </table:table-cell>
          <table:table-cell office:value-type="string" calcext:value-type="string">
            <text:p>individual</text:p>
          </table:table-cell>
          <table:table-cell office:value-type="string" calcext:value-type="string">
            <text:p>education</text:p>
          </table:table-cell>
          <table:table-cell office:value-type="string" calcext:value-type="string">
            <text:p>Study participation for the census usually resident population count aged 15 years and over</text:p>
          </table:table-cell>
          <table:table-cell office:value-type="string" calcext:value-type="string">
            <text:p>Total people stated</text:p>
          </table:table-cell>
          <table:table-cell office:value-type="string" calcext:value-type="string">
            <text:p>People attending studying or enrolled at school or anywhere else.;</text:p>
            <text:p/>
            <text:p>See definition of census usually resident population count</text:p>
          </table:table-cell>
        </table:table-row>
        <table:table-row table:style-name="ro2">
          <table:table-cell office:value-type="string" calcext:value-type="string">
            <text:p>V0333</text:p>
          </table:table-cell>
          <table:table-cell office:value-type="string" calcext:value-type="string">
            <text:p>individual</text:p>
          </table:table-cell>
          <table:table-cell office:value-type="string" calcext:value-type="string">
            <text:p>education</text:p>
          </table:table-cell>
          <table:table-cell office:value-type="string" calcext:value-type="string">
            <text:p>Study participation for the census usually resident population count aged 15 years and over</text:p>
          </table:table-cell>
          <table:table-cell office:value-type="string" calcext:value-type="string">
            <text:p>Not stated</text:p>
          </table:table-cell>
          <table:table-cell office:value-type="string" calcext:value-type="string">
            <text:p>People attending studying or enrolled at school or anywhere else.;</text:p>
            <text:p/>
            <text:p>See definition of census usually resident population count</text:p>
          </table:table-cell>
        </table:table-row>
        <table:table-row table:style-name="ro2">
          <table:table-cell office:value-type="string" calcext:value-type="string">
            <text:p>V0334</text:p>
          </table:table-cell>
          <table:table-cell office:value-type="string" calcext:value-type="string">
            <text:p>individual</text:p>
          </table:table-cell>
          <table:table-cell office:value-type="string" calcext:value-type="string">
            <text:p>education</text:p>
          </table:table-cell>
          <table:table-cell office:value-type="string" calcext:value-type="string">
            <text:p>Study participation for the census usually resident population count aged 15 years and over</text:p>
          </table:table-cell>
          <table:table-cell office:value-type="string" calcext:value-type="string">
            <text:p>Total people</text:p>
          </table:table-cell>
          <table:table-cell office:value-type="string" calcext:value-type="string">
            <text:p>People attending studying or enrolled at school or anywhere else.;</text:p>
            <text:p/>
            <text:p>See definition of census usually resident population count</text:p>
          </table:table-cell>
        </table:table-row>
        <table:table-row table:style-name="ro2">
          <table:table-cell office:value-type="string" calcext:value-type="string">
            <text:p>V0335</text:p>
          </table:table-cell>
          <table:table-cell office:value-type="string" calcext:value-type="string">
            <text:p>individual</text:p>
          </table:table-cell>
          <table:table-cell office:value-type="string" calcext:value-type="string">
            <text:p>labour</text:p>
          </table:table-cell>
          <table:table-cell office:value-type="string" calcext:value-type="string">
            <text:p>Work and labour force status for the census usually resident population count aged 15 years and over</text:p>
          </table:table-cell>
          <table:table-cell office:value-type="string" calcext:value-type="string">
            <text:p>Employed Full-time</text:p>
          </table:table-cell>
          <table:table-cell office:value-type="string" calcext:value-type="string">
            <text:p>A person's work and labour force status in the seven days ending 4 March 2001 5 March 2006 and 3 March 2013.;</text:p>
            <text:p/>
            <text:p>See definition of census usually resident population count</text:p>
          </table:table-cell>
        </table:table-row>
        <table:table-row table:style-name="ro2">
          <table:table-cell office:value-type="string" calcext:value-type="string">
            <text:p>V0336</text:p>
          </table:table-cell>
          <table:table-cell office:value-type="string" calcext:value-type="string">
            <text:p>individual</text:p>
          </table:table-cell>
          <table:table-cell office:value-type="string" calcext:value-type="string">
            <text:p>labour</text:p>
          </table:table-cell>
          <table:table-cell office:value-type="string" calcext:value-type="string">
            <text:p>Work and labour force status for the census usually resident population count aged 15 years and over</text:p>
          </table:table-cell>
          <table:table-cell office:value-type="string" calcext:value-type="string">
            <text:p>Employed Part-time</text:p>
          </table:table-cell>
          <table:table-cell office:value-type="string" calcext:value-type="string">
            <text:p>A person's work and labour force status in the seven days ending 4 March 2001 5 March 2006 and 3 March 2013.;</text:p>
            <text:p/>
            <text:p>See definition of census usually resident population count</text:p>
          </table:table-cell>
        </table:table-row>
        <table:table-row table:style-name="ro2">
          <table:table-cell office:value-type="string" calcext:value-type="string">
            <text:p>V0337</text:p>
          </table:table-cell>
          <table:table-cell office:value-type="string" calcext:value-type="string">
            <text:p>individual</text:p>
          </table:table-cell>
          <table:table-cell office:value-type="string" calcext:value-type="string">
            <text:p>labour</text:p>
          </table:table-cell>
          <table:table-cell office:value-type="string" calcext:value-type="string">
            <text:p>Work and labour force status for the census usually resident population count aged 15 years and over</text:p>
          </table:table-cell>
          <table:table-cell office:value-type="string" calcext:value-type="string">
            <text:p>Unemployed</text:p>
          </table:table-cell>
          <table:table-cell office:value-type="string" calcext:value-type="string">
            <text:p>A person's work and labour force status in the seven days ending 4 March 2001 5 March 2006 and 3 March 2013.;</text:p>
            <text:p/>
            <text:p>See definition of census usually resident population count</text:p>
          </table:table-cell>
        </table:table-row>
        <table:table-row table:style-name="ro2">
          <table:table-cell office:value-type="string" calcext:value-type="string">
            <text:p>V0338</text:p>
          </table:table-cell>
          <table:table-cell office:value-type="string" calcext:value-type="string">
            <text:p>individual</text:p>
          </table:table-cell>
          <table:table-cell office:value-type="string" calcext:value-type="string">
            <text:p>labour</text:p>
          </table:table-cell>
          <table:table-cell office:value-type="string" calcext:value-type="string">
            <text:p>Work and labour force status for the census usually resident population count aged 15 years and over</text:p>
          </table:table-cell>
          <table:table-cell office:value-type="string" calcext:value-type="string">
            <text:p>Not in the Labour Force</text:p>
          </table:table-cell>
          <table:table-cell office:value-type="string" calcext:value-type="string">
            <text:p>A person's work and labour force status in the seven days ending 4 March 2001 5 March 2006 and 3 March 2013.;</text:p>
            <text:p/>
            <text:p>See definition of census usually resident population count</text:p>
          </table:table-cell>
        </table:table-row>
        <table:table-row table:style-name="ro2">
          <table:table-cell office:value-type="string" calcext:value-type="string">
            <text:p>V0339</text:p>
          </table:table-cell>
          <table:table-cell office:value-type="string" calcext:value-type="string">
            <text:p>individual</text:p>
          </table:table-cell>
          <table:table-cell office:value-type="string" calcext:value-type="string">
            <text:p>labour</text:p>
          </table:table-cell>
          <table:table-cell office:value-type="string" calcext:value-type="string">
            <text:p>Work and labour force status for the census usually resident population count aged 15 years and over</text:p>
          </table:table-cell>
          <table:table-cell office:value-type="string" calcext:value-type="string">
            <text:p>Total people stated</text:p>
          </table:table-cell>
          <table:table-cell office:value-type="string" calcext:value-type="string">
            <text:p>A person's work and labour force status in the seven days ending 4 March 2001 5 March 2006 and 3 March 2013.;</text:p>
            <text:p/>
            <text:p>See definition of census usually resident population count</text:p>
          </table:table-cell>
        </table:table-row>
        <table:table-row table:style-name="ro2">
          <table:table-cell office:value-type="string" calcext:value-type="string">
            <text:p>V0340</text:p>
          </table:table-cell>
          <table:table-cell office:value-type="string" calcext:value-type="string">
            <text:p>individual</text:p>
          </table:table-cell>
          <table:table-cell office:value-type="string" calcext:value-type="string">
            <text:p>labour</text:p>
          </table:table-cell>
          <table:table-cell office:value-type="string" calcext:value-type="string">
            <text:p>Work and labour force status for the census usually resident population count aged 15 years and over</text:p>
          </table:table-cell>
          <table:table-cell office:value-type="string" calcext:value-type="string">
            <text:p>Work and Labour Force Status Unidentifiable</text:p>
          </table:table-cell>
          <table:table-cell office:value-type="string" calcext:value-type="string">
            <text:p>A person's work and labour force status in the seven days ending 4 March 2001 5 March 2006 and 3 March 2013.;</text:p>
            <text:p/>
            <text:p>See definition of census usually resident population count</text:p>
          </table:table-cell>
        </table:table-row>
        <table:table-row table:style-name="ro2">
          <table:table-cell office:value-type="string" calcext:value-type="string">
            <text:p>V0341</text:p>
          </table:table-cell>
          <table:table-cell office:value-type="string" calcext:value-type="string">
            <text:p>individual</text:p>
          </table:table-cell>
          <table:table-cell office:value-type="string" calcext:value-type="string">
            <text:p>labour</text:p>
          </table:table-cell>
          <table:table-cell office:value-type="string" calcext:value-type="string">
            <text:p>Work and labour force status for the census usually resident population count aged 15 years and over</text:p>
          </table:table-cell>
          <table:table-cell office:value-type="string" calcext:value-type="string">
            <text:p>Total people</text:p>
          </table:table-cell>
          <table:table-cell office:value-type="string" calcext:value-type="string">
            <text:p>A person's work and labour force status in the seven days ending 4 March 2001 5 March 2006 and 3 March 2013.;</text:p>
            <text:p/>
            <text:p>See definition of census usually resident population count</text:p>
          </table:table-cell>
        </table:table-row>
        <table:table-row table:style-name="ro7">
          <table:table-cell office:value-type="string" calcext:value-type="string">
            <text:p>V0342</text:p>
          </table:table-cell>
          <table:table-cell office:value-type="string" calcext:value-type="string">
            <text:p>individual</text:p>
          </table:table-cell>
          <table:table-cell office:value-type="string" calcext:value-type="string">
            <text:p>labour</text:p>
          </table:table-cell>
          <table:table-cell office:value-type="string" calcext:value-type="string">
            <text:p>Status in employment for the employed census usually resident population count aged 15 years and over</text:p>
          </table:table-cell>
          <table:table-cell office:value-type="string" calcext:value-type="string">
            <text:p>Paid Employee</text:p>
          </table:table-cell>
          <table:table-cell office:value-type="string" calcext:value-type="string">
            <text:p>A person's status in employment in the seven days ending 4 March 2001 5 March 2006 and 3 March 2013.;</text:p>
            <text:p/>
            <text:p>Be careful when comparing status in employment across census years due to changes in question wording between 2001 2006 and 2013.;</text:p>
            <text:p/>
            <text:p>See definition of census usually resident population count</text:p>
          </table:table-cell>
        </table:table-row>
        <table:table-row table:style-name="ro7">
          <table:table-cell office:value-type="string" calcext:value-type="string">
            <text:p>V0343</text:p>
          </table:table-cell>
          <table:table-cell office:value-type="string" calcext:value-type="string">
            <text:p>individual</text:p>
          </table:table-cell>
          <table:table-cell office:value-type="string" calcext:value-type="string">
            <text:p>labour</text:p>
          </table:table-cell>
          <table:table-cell office:value-type="string" calcext:value-type="string">
            <text:p>Status in employment for the employed census usually resident population count aged 15 years and over</text:p>
          </table:table-cell>
          <table:table-cell office:value-type="string" calcext:value-type="string">
            <text:p>Employer</text:p>
          </table:table-cell>
          <table:table-cell office:value-type="string" calcext:value-type="string">
            <text:p>A person's status in employment in the seven days ending 4 March 2001 5 March 2006 and 3 March 2013.;</text:p>
            <text:p/>
            <text:p>Be careful when comparing status in employment across census years due to changes in question wording between 2001 2006 and 2013.;</text:p>
            <text:p/>
            <text:p>See definition of census usually resident population count</text:p>
          </table:table-cell>
        </table:table-row>
        <table:table-row table:style-name="ro7">
          <table:table-cell office:value-type="string" calcext:value-type="string">
            <text:p>V0344</text:p>
          </table:table-cell>
          <table:table-cell office:value-type="string" calcext:value-type="string">
            <text:p>individual</text:p>
          </table:table-cell>
          <table:table-cell office:value-type="string" calcext:value-type="string">
            <text:p>labour</text:p>
          </table:table-cell>
          <table:table-cell office:value-type="string" calcext:value-type="string">
            <text:p>Status in employment for the employed census usually resident population count aged 15 years and over</text:p>
          </table:table-cell>
          <table:table-cell office:value-type="string" calcext:value-type="string">
            <text:p>Self-Employed and Without Employees</text:p>
          </table:table-cell>
          <table:table-cell office:value-type="string" calcext:value-type="string">
            <text:p>A person's status in employment in the seven days ending 4 March 2001 5 March 2006 and 3 March 2013.;</text:p>
            <text:p/>
            <text:p>Be careful when comparing status in employment across census years due to changes in question wording between 2001 2006 and 2013.;</text:p>
            <text:p/>
            <text:p>See definition of census usually resident population count</text:p>
          </table:table-cell>
        </table:table-row>
        <table:table-row table:style-name="ro7">
          <table:table-cell office:value-type="string" calcext:value-type="string">
            <text:p>V0345</text:p>
          </table:table-cell>
          <table:table-cell office:value-type="string" calcext:value-type="string">
            <text:p>individual</text:p>
          </table:table-cell>
          <table:table-cell office:value-type="string" calcext:value-type="string">
            <text:p>labour</text:p>
          </table:table-cell>
          <table:table-cell office:value-type="string" calcext:value-type="string">
            <text:p>Status in employment for the employed census usually resident population count aged 15 years and over</text:p>
          </table:table-cell>
          <table:table-cell office:value-type="string" calcext:value-type="string">
            <text:p>Unpaid Family Worker</text:p>
          </table:table-cell>
          <table:table-cell office:value-type="string" calcext:value-type="string">
            <text:p>A person's status in employment in the seven days ending 4 March 2001 5 March 2006 and 3 March 2013.;</text:p>
            <text:p/>
            <text:p>Be careful when comparing status in employment across census years due to changes in question wording between 2001 2006 and 2013.;</text:p>
            <text:p/>
            <text:p>See definition of census usually resident population count</text:p>
          </table:table-cell>
        </table:table-row>
        <table:table-row table:style-name="ro7">
          <table:table-cell office:value-type="string" calcext:value-type="string">
            <text:p>V0346</text:p>
          </table:table-cell>
          <table:table-cell office:value-type="string" calcext:value-type="string">
            <text:p>individual</text:p>
          </table:table-cell>
          <table:table-cell office:value-type="string" calcext:value-type="string">
            <text:p>labour</text:p>
          </table:table-cell>
          <table:table-cell office:value-type="string" calcext:value-type="string">
            <text:p>Status in employment for the employed census usually resident population count aged 15 years and over</text:p>
          </table:table-cell>
          <table:table-cell office:value-type="string" calcext:value-type="string">
            <text:p>Total people stated</text:p>
          </table:table-cell>
          <table:table-cell office:value-type="string" calcext:value-type="string">
            <text:p>A person's status in employment in the seven days ending 4 March 2001 5 March 2006 and 3 March 2013.;</text:p>
            <text:p/>
            <text:p>Be careful when comparing status in employment across census years due to changes in question wording between 2001 2006 and 2013.;</text:p>
            <text:p/>
            <text:p>See definition of census usually resident population count</text:p>
          </table:table-cell>
        </table:table-row>
        <table:table-row table:style-name="ro7">
          <table:table-cell office:value-type="string" calcext:value-type="string">
            <text:p>V0347</text:p>
          </table:table-cell>
          <table:table-cell office:value-type="string" calcext:value-type="string">
            <text:p>individual</text:p>
          </table:table-cell>
          <table:table-cell office:value-type="string" calcext:value-type="string">
            <text:p>labour</text:p>
          </table:table-cell>
          <table:table-cell office:value-type="string" calcext:value-type="string">
            <text:p>Status in employment for the employed census usually resident population count aged 15 years and over</text:p>
          </table:table-cell>
          <table:table-cell office:value-type="string" calcext:value-type="string">
            <text:p>Not Stated</text:p>
          </table:table-cell>
          <table:table-cell office:value-type="string" calcext:value-type="string">
            <text:p>A person's status in employment in the seven days ending 4 March 2001 5 March 2006 and 3 March 2013.;</text:p>
            <text:p/>
            <text:p>Be careful when comparing status in employment across census years due to changes in question wording between 2001 2006 and 2013.;</text:p>
            <text:p/>
            <text:p>See definition of census usually resident population count</text:p>
          </table:table-cell>
        </table:table-row>
        <table:table-row table:style-name="ro7">
          <table:table-cell office:value-type="string" calcext:value-type="string">
            <text:p>V0348</text:p>
          </table:table-cell>
          <table:table-cell office:value-type="string" calcext:value-type="string">
            <text:p>individual</text:p>
          </table:table-cell>
          <table:table-cell office:value-type="string" calcext:value-type="string">
            <text:p>labour</text:p>
          </table:table-cell>
          <table:table-cell office:value-type="string" calcext:value-type="string">
            <text:p>Status in employment for the employed census usually resident population count aged 15 years and over</text:p>
          </table:table-cell>
          <table:table-cell office:value-type="string" calcext:value-type="string">
            <text:p>Total people</text:p>
          </table:table-cell>
          <table:table-cell office:value-type="string" calcext:value-type="string">
            <text:p>A person's status in employment in the seven days ending 4 March 2001 5 March 2006 and 3 March 2013.;</text:p>
            <text:p/>
            <text:p>Be careful when comparing status in employment across census years due to changes in question wording between 2001 2006 and 2013.;</text:p>
            <text:p/>
            <text:p>See definition of census usually resident population count</text:p>
          </table:table-cell>
        </table:table-row>
        <table:table-row table:style-name="ro7">
          <table:table-cell office:value-type="string" calcext:value-type="string">
            <text:p>V0349</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Legislators Administrators and Manag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able:table-cell>
        </table:table-row>
        <table:table-row table:style-name="ro7">
          <table:table-cell office:value-type="string" calcext:value-type="string">
            <text:p>V0350</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Professional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able:table-cell>
        </table:table-row>
        <table:table-row table:style-name="ro7">
          <table:table-cell office:value-type="string" calcext:value-type="string">
            <text:p>V0351</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Technicians and Associate Professional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able:table-cell>
        </table:table-row>
        <table:table-row table:style-name="ro7">
          <table:table-cell office:value-type="string" calcext:value-type="string">
            <text:p>V0352</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Clerk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able:table-cell>
        </table:table-row>
        <table:table-row table:style-name="ro7">
          <table:table-cell office:value-type="string" calcext:value-type="string">
            <text:p>V0353</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Service and Sales Work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able:table-cell>
        </table:table-row>
        <table:table-row table:style-name="ro7">
          <table:table-cell office:value-type="string" calcext:value-type="string">
            <text:p>V0354</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Agriculture and Fishery Work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able:table-cell>
        </table:table-row>
        <table:table-row table:style-name="ro7">
          <table:table-cell office:value-type="string" calcext:value-type="string">
            <text:p>V0355</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Trades Work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able:table-cell>
        </table:table-row>
        <table:table-row table:style-name="ro7">
          <table:table-cell office:value-type="string" calcext:value-type="string">
            <text:p>V0356</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Plant and Machine Operators and Assembl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able:table-cell>
        </table:table-row>
        <table:table-row table:style-name="ro6">
          <table:table-cell office:value-type="string" calcext:value-type="string">
            <text:p>V0357</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Elementary Occupations (incl Residual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ext:p/>
            <text:p>Consists of labourers and related elementary service workers response unidentifiable response outside scope and not stated.</text:p>
          </table:table-cell>
        </table:table-row>
        <table:table-row table:style-name="ro6">
          <table:table-cell office:value-type="string" calcext:value-type="string">
            <text:p>V0358</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the employed census usually resident population count aged 15 years and over</text:p>
          </table:table-cell>
          <table:table-cell office:value-type="string" calcext:value-type="string">
            <text:p>Total people</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See definition of census usually resident population count;</text:p>
            <text:p/>
            <text:p>A 'Total people stated' figure cannot be calculated for this occupation variable as the residuals are in a category together with valid occupations.</text:p>
          </table:table-cell>
        </table:table-row>
        <table:table-row table:style-name="ro8">
          <table:table-cell office:value-type="string" calcext:value-type="string">
            <text:p>V0359</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Legislators Administrators and Manag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60</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Professional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61</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Technicians and Associate Professional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62</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Clerk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63</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Service and Sales Work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64</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Agriculture and Fishery Work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65</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Trades Work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66</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Plant and Machine Operators and Assembler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9">
          <table:table-cell office:value-type="string" calcext:value-type="string">
            <text:p>V0367</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Elementary Occupations (incl Residuals)</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ext:p/>
            <text:p>Consists of labourers and related elementary service workers response unidentifiable response outside scope and not stated.</text:p>
          </table:table-cell>
        </table:table-row>
        <table:table-row table:style-name="ro9">
          <table:table-cell office:value-type="string" calcext:value-type="string">
            <text:p>V0368</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NZSCO99 major group) for workplace address for the employed census usually resident population count aged 15 years and over</text:p>
          </table:table-cell>
          <table:table-cell office:value-type="string" calcext:value-type="string">
            <text:p>Total people</text:p>
          </table:table-cell>
          <table:table-cell office:value-type="string" calcext:value-type="string">
            <text:p>New Zealand Standard Classification of Occupations (NZSCO99 V2.0). This occupation classification has five levels. Level one is called major group and is the least detailed (nine categories).;</text:p>
            <text:p/>
            <text:p>A person's occupation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ext:p/>
            <text:p>A 'Total people stated' figure cannot be calculated for this occupation variable as the residuals are in a category together with valid occupations.</text:p>
          </table:table-cell>
        </table:table-row>
        <table:table-row table:style-name="ro7">
          <table:table-cell office:value-type="string" calcext:value-type="string">
            <text:p>V0369</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Agriculture Forestry and Fishing</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0</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Mining</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1</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Manufacturing</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2</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Electricity Gas and Water Supply</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3</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Construction</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4</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Wholesale Trad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5</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Retail Trad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6</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Accommodation Cafes and Restaurant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7</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Transport and Storag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8</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Communication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79</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Finance and Insuranc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80</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Property and Business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81</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Government Administration and Defenc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82</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Education</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83</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Health and Community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84</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Cultural and Recreational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85</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Personal and Other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7">
          <table:table-cell office:value-type="string" calcext:value-type="string">
            <text:p>V0386</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Total people stated</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6">
          <table:table-cell office:value-type="string" calcext:value-type="string">
            <text:p>V0387</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Not Elsewhere Included</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ext:p/>
            <text:p>Consists of don't know refused to answer response unidentifiable response outside scope and not stated.</text:p>
          </table:table-cell>
        </table:table-row>
        <table:table-row table:style-name="ro7">
          <table:table-cell office:value-type="string" calcext:value-type="string">
            <text:p>V0388</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the employed census usually resident population count aged 15 years and over</text:p>
          </table:table-cell>
          <table:table-cell office:value-type="string" calcext:value-type="string">
            <text:p>Total peopl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See definition of census usually resident population count</text:p>
          </table:table-cell>
        </table:table-row>
        <table:table-row table:style-name="ro8">
          <table:table-cell office:value-type="string" calcext:value-type="string">
            <text:p>V0389</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Agriculture Forestry and Fishing</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0</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Mining</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1</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Manufacturing</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2</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Electricity Gas and Water Supply</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3</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Construction</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4</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Wholesale Trad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5</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Retail Trad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6</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Accommodation Cafes and Restaurant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7</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Transport and Storag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8</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Communication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399</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Finance and Insuranc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00</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Property and Business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01</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Government Administration and Defenc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02</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Education</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03</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Health and Community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04</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Cultural and Recreational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05</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Personal and Other Services</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06</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Total people stated</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9">
          <table:table-cell office:value-type="string" calcext:value-type="string">
            <text:p>V0407</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Not Elsewhere Included</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ext:p/>
            <text:p>Consists of don't know refused to answer response unidentifiable response outside scope and not stated.</text:p>
          </table:table-cell>
        </table:table-row>
        <table:table-row table:style-name="ro8">
          <table:table-cell office:value-type="string" calcext:value-type="string">
            <text:p>V0408</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96 division) for workplace address for the employed census usually resident population count aged 15 years and over</text:p>
          </table:table-cell>
          <table:table-cell office:value-type="string" calcext:value-type="string">
            <text:p>Total people</text:p>
          </table:table-cell>
          <table:table-cell office:value-type="string" calcext:value-type="string">
            <text:p>Australian and New Zealand Standard Industrial Classification 1996 (ANZSIC96 V4.1). This industry classification has five levels. Level one is called division and is the least detailed (18 categories).;</text:p>
            <text:p/>
            <text:p>A person's industry type in the seven days ending 4 March 2001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6">
          <table:table-cell office:value-type="string" calcext:value-type="string">
            <text:p>V0409</text:p>
          </table:table-cell>
          <table:table-cell office:value-type="string" calcext:value-type="string">
            <text:p>individual</text:p>
          </table:table-cell>
          <table:table-cell office:value-type="string" calcext:value-type="string">
            <text:p>labour</text:p>
          </table:table-cell>
          <table:table-cell office:value-type="string" calcext:value-type="string">
            <text:p>Status in employment for the employed census usually resident population count aged 15 years and over</text:p>
          </table:table-cell>
          <table:table-cell office:value-type="string" calcext:value-type="string">
            <text:p>Not Elsewhere Included</text:p>
          </table:table-cell>
          <table:table-cell office:value-type="string" calcext:value-type="string">
            <text:p>A person's status in employment in the seven days ending 4 March 2001 5 March 2006 and 3 March 2013.;</text:p>
            <text:p/>
            <text:p>Be careful when comparing status in employment across census years due to changes in question wording between 2001 2006 and 2013.;</text:p>
            <text:p/>
            <text:p>See definition of census usually resident population count;</text:p>
            <text:p/>
            <text:p>In 2001 consisted of not stated. In 2006 and 2013 consisted of response unidentifiable and not stated.</text:p>
          </table:table-cell>
        </table:table-row>
        <table:table-row table:style-name="ro7">
          <table:table-cell office:value-type="string" calcext:value-type="string">
            <text:p>V0410</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Manag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7">
          <table:table-cell office:value-type="string" calcext:value-type="string">
            <text:p>V0411</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Professional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7">
          <table:table-cell office:value-type="string" calcext:value-type="string">
            <text:p>V0412</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Technicians and Trades Work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7">
          <table:table-cell office:value-type="string" calcext:value-type="string">
            <text:p>V0413</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Community and Personal Service Work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7">
          <table:table-cell office:value-type="string" calcext:value-type="string">
            <text:p>V0414</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Clerical and Administrative Work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7">
          <table:table-cell office:value-type="string" calcext:value-type="string">
            <text:p>V0415</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Sales Work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7">
          <table:table-cell office:value-type="string" calcext:value-type="string">
            <text:p>V0416</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Machinery Operators and Driv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7">
          <table:table-cell office:value-type="string" calcext:value-type="string">
            <text:p>V0417</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Labour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7">
          <table:table-cell office:value-type="string" calcext:value-type="string">
            <text:p>V0418</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Total people stated</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6">
          <table:table-cell office:value-type="string" calcext:value-type="string">
            <text:p>V0419</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Not Elsewhere Included</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ext:p/>
            <text:p>Consists of response unidentifiable response outside scope and not stated.</text:p>
          </table:table-cell>
        </table:table-row>
        <table:table-row table:style-name="ro7">
          <table:table-cell office:value-type="string" calcext:value-type="string">
            <text:p>V0420</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the employed census usually resident population count aged 15 years and over</text:p>
          </table:table-cell>
          <table:table-cell office:value-type="string" calcext:value-type="string">
            <text:p>Total people</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See definition of census usually resident population count</text:p>
          </table:table-cell>
        </table:table-row>
        <table:table-row table:style-name="ro8">
          <table:table-cell office:value-type="string" calcext:value-type="string">
            <text:p>V0421</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Manag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22</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Professional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23</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Technicians and Trades Work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24</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Community and Personal Service Work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25</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Clerical and Administrative Work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26</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Sales Work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27</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Machinery Operators and Driv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28</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Labourers</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29</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Total people stated</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9">
          <table:table-cell office:value-type="string" calcext:value-type="string">
            <text:p>V0430</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Not Elsewhere Included</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ext:p/>
            <text:p>Consists of response unidentifiable response outside scope and not stated.</text:p>
          </table:table-cell>
        </table:table-row>
        <table:table-row table:style-name="ro8">
          <table:table-cell office:value-type="string" calcext:value-type="string">
            <text:p>V0431</text:p>
          </table:table-cell>
          <table:table-cell office:value-type="string" calcext:value-type="string">
            <text:p>individual</text:p>
          </table:table-cell>
          <table:table-cell office:value-type="string" calcext:value-type="string">
            <text:p>labour</text:p>
          </table:table-cell>
          <table:table-cell office:value-type="string" calcext:value-type="string">
            <text:p>Occupation (ANZSCO major group) for workplace address for the employed census usually resident population count aged 15 years and over</text:p>
          </table:table-cell>
          <table:table-cell office:value-type="string" calcext:value-type="string">
            <text:p>Total people</text:p>
          </table:table-cell>
          <table:table-cell office:value-type="string" calcext:value-type="string">
            <text:p>Australian and New Zealand Standard Classification of Occupations (ANZSCO V1.1). This occupation classification has five levels. Level one is called major group and is the least detailed (nine categories).;</text:p>
            <text:p/>
            <text:p>A person's occupation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7">
          <table:table-cell office:value-type="string" calcext:value-type="string">
            <text:p>V0432</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Agriculture Forestry and Fish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33</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Min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34</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Manufactur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35</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Electricity Gas Water and Waste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36</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Construction</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37</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Wholesale Trade</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38</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Retail Trade</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39</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Accommodation and Food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0</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Transport Postal and Warehous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1</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Information Media and Telecommunication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2</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Financial and Insurance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3</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Rental Hiring and Real Estate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4</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Professional Scientific and Technical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5</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Administrative and Support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6</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Public Administration and Safety</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7</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Education and Train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8</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Health Care and Social Assistance</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49</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Arts and Recreation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50</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Other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7">
          <table:table-cell office:value-type="string" calcext:value-type="string">
            <text:p>V0451</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Total people stated</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6">
          <table:table-cell office:value-type="string" calcext:value-type="string">
            <text:p>V0452</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Not Elsewhere Included</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ext:p/>
            <text:p>Consists of don't know refused to answer response unidentifiable response outside scope and not stated.</text:p>
          </table:table-cell>
        </table:table-row>
        <table:table-row table:style-name="ro7">
          <table:table-cell office:value-type="string" calcext:value-type="string">
            <text:p>V0453</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the employed census usually resident population count aged 15 years and over</text:p>
          </table:table-cell>
          <table:table-cell office:value-type="string" calcext:value-type="string">
            <text:p>Total people</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See definition of census usually resident population count</text:p>
          </table:table-cell>
        </table:table-row>
        <table:table-row table:style-name="ro8">
          <table:table-cell office:value-type="string" calcext:value-type="string">
            <text:p>V0454</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Agriculture Forestry and Fish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55</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Min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56</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Manufactur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57</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Electricity Gas Water and Waste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58</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Construction</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59</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Wholesale Trade</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0</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Retail Trade</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1</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Accommodation and Food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2</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Transport Postal and Warehous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3</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Information Media and Telecommunication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4</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Financial and Insurance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5</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Rental Hiring and Real Estate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6</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Professional Scientific and Technical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7</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Administrative and Support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8</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Public Administration and Safety</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69</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Education and Training</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70</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Health Care and Social Assistance</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71</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Arts and Recreation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72</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Other Services</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8">
          <table:table-cell office:value-type="string" calcext:value-type="string">
            <text:p>V0473</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Total people stated</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9">
          <table:table-cell office:value-type="string" calcext:value-type="string">
            <text:p>V0474</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Not Elsewhere Included</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ext:p/>
            <text:p>Consists of don't know refused to answer response unidentifiable response outside scope and not stated.</text:p>
          </table:table-cell>
        </table:table-row>
        <table:table-row table:style-name="ro8">
          <table:table-cell office:value-type="string" calcext:value-type="string">
            <text:p>V0475</text:p>
          </table:table-cell>
          <table:table-cell office:value-type="string" calcext:value-type="string">
            <text:p>individual</text:p>
          </table:table-cell>
          <table:table-cell office:value-type="string" calcext:value-type="string">
            <text:p>labour</text:p>
          </table:table-cell>
          <table:table-cell office:value-type="string" calcext:value-type="string">
            <text:p>Industry (ANZSIC06 division) for workplace address for the employed census usually resident population count aged 15 years and over</text:p>
          </table:table-cell>
          <table:table-cell office:value-type="string" calcext:value-type="string">
            <text:p>Total people</text:p>
          </table:table-cell>
          <table:table-cell office:value-type="string" calcext:value-type="string">
            <text:p>Australian and New Zealand Standard Industrial Classification 2006 (ANZSIC06 V1.0). This industry classification has four levels. Level one is called division and is the least detailed (20 categories).;</text:p>
            <text:p/>
            <text:p>A person's industry type in the seven days ending 5 March 2006 and 3 March 2013.;</text:p>
            <text:p/>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s. Where respondents do not supply sufficient information their responses are coded to 'not further defined'. The meshblock dataset excludes these not further defined areas.;</text:p>
            <text:p/>
            <text:p>See definition of census usually resident population count</text:p>
          </table:table-cell>
        </table:table-row>
        <table:table-row table:style-name="ro7">
          <table:table-cell office:value-type="string" calcext:value-type="string">
            <text:p>V0476</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1-9 Hours Worked</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able:table-cell>
        </table:table-row>
        <table:table-row table:style-name="ro7">
          <table:table-cell office:value-type="string" calcext:value-type="string">
            <text:p>V0477</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10-19 Hours Worked</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able:table-cell>
        </table:table-row>
        <table:table-row table:style-name="ro7">
          <table:table-cell office:value-type="string" calcext:value-type="string">
            <text:p>V0478</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20-29 Hours Worked</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able:table-cell>
        </table:table-row>
        <table:table-row table:style-name="ro7">
          <table:table-cell office:value-type="string" calcext:value-type="string">
            <text:p>V0479</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30-39 Hours Worked</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able:table-cell>
        </table:table-row>
        <table:table-row table:style-name="ro7">
          <table:table-cell office:value-type="string" calcext:value-type="string">
            <text:p>V0480</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40-49 Hours Worked</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able:table-cell>
        </table:table-row>
        <table:table-row table:style-name="ro7">
          <table:table-cell office:value-type="string" calcext:value-type="string">
            <text:p>V0481</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50-59 Hours Worked</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able:table-cell>
        </table:table-row>
        <table:table-row table:style-name="ro7">
          <table:table-cell office:value-type="string" calcext:value-type="string">
            <text:p>V0482</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60 Hours or More <text:s/>Worked</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able:table-cell>
        </table:table-row>
        <table:table-row table:style-name="ro7">
          <table:table-cell office:value-type="string" calcext:value-type="string">
            <text:p>V0483</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Total people stated</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able:table-cell>
        </table:table-row>
        <table:table-row table:style-name="ro6">
          <table:table-cell office:value-type="string" calcext:value-type="string">
            <text:p>V0484</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Not Elsewhere Included</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ext:p/>
            <text:p>In 2001consisted of response unidentifiable response outside scope and not stated. In 2006 and 2013 consisted of response unidentifiable and not stated.</text:p>
          </table:table-cell>
        </table:table-row>
        <table:table-row table:style-name="ro7">
          <table:table-cell office:value-type="string" calcext:value-type="string">
            <text:p>V0485</text:p>
          </table:table-cell>
          <table:table-cell office:value-type="string" calcext:value-type="string">
            <text:p>individual</text:p>
          </table:table-cell>
          <table:table-cell office:value-type="string" calcext:value-type="string">
            <text:p>labour</text:p>
          </table:table-cell>
          <table:table-cell office:value-type="string" calcext:value-type="string">
            <text:p>Hours worked in employment per week for the employed census usually resident population count aged 15 years and over</text:p>
          </table:table-cell>
          <table:table-cell office:value-type="string" calcext:value-type="string">
            <text:p>Total people</text:p>
          </table:table-cell>
          <table:table-cell office:value-type="string" calcext:value-type="string">
            <text:p>Hours worked in employment per week is the sum of the number of hours worked per week in the main job plus the number of hours worked per week in other jobs.;</text:p>
            <text:p/>
            <text:p>The number of hours a person worked in the seven days ending 4 March 2001 5 March 2006 and 3 March 2013.;</text:p>
            <text:p/>
            <text:p>See definition of census usually resident population count</text:p>
          </table:table-cell>
        </table:table-row>
        <table:table-row table:style-name="ro1">
          <table:table-cell office:value-type="string" calcext:value-type="string">
            <text:p>V0486</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Worked at Home</text:p>
          </table:table-cell>
          <table:table-cell office:value-type="string" calcext:value-type="string">
            <text:p>See definition of census usually resident population count</text:p>
          </table:table-cell>
        </table:table-row>
        <table:table-row table:style-name="ro1">
          <table:table-cell office:value-type="string" calcext:value-type="string">
            <text:p>V0487</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Did Not Go to Work Today</text:p>
          </table:table-cell>
          <table:table-cell office:value-type="string" calcext:value-type="string">
            <text:p>See definition of census usually resident population count</text:p>
          </table:table-cell>
        </table:table-row>
        <table:table-row table:style-name="ro1">
          <table:table-cell office:value-type="string" calcext:value-type="string">
            <text:p>V0488</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Drove a Private Car Truck or Van</text:p>
          </table:table-cell>
          <table:table-cell office:value-type="string" calcext:value-type="string">
            <text:p>See definition of census usually resident population count</text:p>
          </table:table-cell>
        </table:table-row>
        <table:table-row table:style-name="ro1">
          <table:table-cell office:value-type="string" calcext:value-type="string">
            <text:p>V0489</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Drove a Company Car Truck or Van</text:p>
          </table:table-cell>
          <table:table-cell office:value-type="string" calcext:value-type="string">
            <text:p>See definition of census usually resident population count</text:p>
          </table:table-cell>
        </table:table-row>
        <table:table-row table:style-name="ro1">
          <table:table-cell office:value-type="string" calcext:value-type="string">
            <text:p>V0490</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Passenger in a Car Truck Van or Company Bus</text:p>
          </table:table-cell>
          <table:table-cell office:value-type="string" calcext:value-type="string">
            <text:p>See definition of census usually resident population count</text:p>
          </table:table-cell>
        </table:table-row>
        <table:table-row table:style-name="ro1">
          <table:table-cell office:value-type="string" calcext:value-type="string">
            <text:p>V0491</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Public Bus</text:p>
          </table:table-cell>
          <table:table-cell office:value-type="string" calcext:value-type="string">
            <text:p>See definition of census usually resident population count</text:p>
          </table:table-cell>
        </table:table-row>
        <table:table-row table:style-name="ro1">
          <table:table-cell office:value-type="string" calcext:value-type="string">
            <text:p>V0492</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Train</text:p>
          </table:table-cell>
          <table:table-cell office:value-type="string" calcext:value-type="string">
            <text:p>See definition of census usually resident population count</text:p>
          </table:table-cell>
        </table:table-row>
        <table:table-row table:style-name="ro1">
          <table:table-cell office:value-type="string" calcext:value-type="string">
            <text:p>V0493</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Motor Cycle or Power Cyc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494</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Bicycle</text:p>
          </table:table-cell>
          <table:table-cell office:value-type="string" calcext:value-type="string">
            <text:p>See definition of census usually resident population count</text:p>
          </table:table-cell>
        </table:table-row>
        <table:table-row table:style-name="ro1">
          <table:table-cell office:value-type="string" calcext:value-type="string">
            <text:p>V0495</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Walked or Jogged</text:p>
          </table:table-cell>
          <table:table-cell office:value-type="string" calcext:value-type="string">
            <text:p>See definition of census usually resident population count</text:p>
          </table:table-cell>
        </table:table-row>
        <table:table-row table:style-name="ro1">
          <table:table-cell office:value-type="string" calcext:value-type="string">
            <text:p>V0496</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Other</text:p>
          </table:table-cell>
          <table:table-cell office:value-type="string" calcext:value-type="string">
            <text:p>See definition of census usually resident population count</text:p>
          </table:table-cell>
        </table:table-row>
        <table:table-row table:style-name="ro1">
          <table:table-cell office:value-type="string" calcext:value-type="string">
            <text:p>V0497</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Total people stated</text:p>
          </table:table-cell>
          <table:table-cell office:value-type="string" calcext:value-type="string">
            <text:p>See definition of census usually resident population count</text:p>
          </table:table-cell>
        </table:table-row>
        <table:table-row table:style-name="ro2">
          <table:table-cell office:value-type="string" calcext:value-type="string">
            <text:p>V0498</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Not Elsewhere Included</text:p>
          </table:table-cell>
          <table:table-cell office:value-type="string" calcext:value-type="string">
            <text:p>See definition of census usually resident population count;</text:p>
            <text:p/>
            <text:p>In 2001 consisted of not stated. In 2006 and 2013 consisted of response unidentifiable and not stated.</text:p>
          </table:table-cell>
        </table:table-row>
        <table:table-row table:style-name="ro1">
          <table:table-cell office:value-type="string" calcext:value-type="string">
            <text:p>V0499</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the employed census usually resident population count aged 15 years and over</text:p>
          </table:table-cell>
          <table:table-cell office:value-type="string" calcext:value-type="string">
            <text:p>Total people</text:p>
          </table:table-cell>
          <table:table-cell office:value-type="string" calcext:value-type="string">
            <text:p>See definition of census usually resident population count</text:p>
          </table:table-cell>
        </table:table-row>
        <table:table-row table:style-name="ro7">
          <table:table-cell office:value-type="string" calcext:value-type="string">
            <text:p>V0500</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Worked at Home</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01</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Did Not Go to Work Today</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02</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Drove a Private Car Truck or Van</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03</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Drove a Company Car Truck or Van</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04</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Passenger in a Car Truck Van or Company Bus</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05</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Public Bus</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06</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Train</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07</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Motor Cycle or Power Cycle</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08</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Bicycle</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09</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Walked or Jogged</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10</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Other</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11</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Total people stated</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6">
          <table:table-cell office:value-type="string" calcext:value-type="string">
            <text:p>V0512</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Not Elsewhere Included</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ext:p/>
            <text:p>In 2001 consisted of not stated. In 2006 and 2013 consisted of response unidentifiable and not stated.</text:p>
          </table:table-cell>
        </table:table-row>
        <table:table-row table:style-name="ro7">
          <table:table-cell office:value-type="string" calcext:value-type="string">
            <text:p>V0513</text:p>
          </table:table-cell>
          <table:table-cell office:value-type="string" calcext:value-type="string">
            <text:p>individual</text:p>
          </table:table-cell>
          <table:table-cell office:value-type="string" calcext:value-type="string">
            <text:p>labour</text:p>
          </table:table-cell>
          <table:table-cell office:value-type="string" calcext:value-type="string">
            <text:p>Main means of travel to work for workplace address for the employed census usually resident population count aged 15 years and over</text:p>
          </table:table-cell>
          <table:table-cell office:value-type="string" calcext:value-type="string">
            <text:p>Total people</text:p>
          </table:table-cell>
          <table:table-cell office:value-type="string" calcext:value-type="string">
            <text:p>Caution is advised when using 'workplace address' at area unit and meshblock level where these occur in water based areas (such as inlets). Where respondents have not provided sufficient information to code accurately at meshblock level some responses have been coded to water based areas;</text:p>
            <text:p/>
            <text:p>Workplace address is coded from information supplied by respondents about their workplace. Where respondents do not supply sufficient information their responses are coded to 'not further defined'. The meshlock dataset excludes these not further defined areas.;</text:p>
            <text:p/>
            <text:p>See definition of census usually resident population count</text:p>
          </table:table-cell>
        </table:table-row>
        <table:table-row table:style-name="ro7">
          <table:table-cell office:value-type="string" calcext:value-type="string">
            <text:p>V0514</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No Activities</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able:table-cell>
        </table:table-row>
        <table:table-row table:style-name="ro7">
          <table:table-cell office:value-type="string" calcext:value-type="string">
            <text:p>V0515</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Household Work Cooking Repairs Gardening etc for Own Household</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able:table-cell>
        </table:table-row>
        <table:table-row table:style-name="ro7">
          <table:table-cell office:value-type="string" calcext:value-type="string">
            <text:p>V0516</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Looking After a Child Who is a Member of Own Household</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able:table-cell>
        </table:table-row>
        <table:table-row table:style-name="ro7">
          <table:table-cell office:value-type="string" calcext:value-type="string">
            <text:p>V0517</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Looking After a Member of Own Household Who is Ill or Has a Disability</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able:table-cell>
        </table:table-row>
        <table:table-row table:style-name="ro7">
          <table:table-cell office:value-type="string" calcext:value-type="string">
            <text:p>V0518</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Looking After a Child Who Does Not Live in Own Household</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able:table-cell>
        </table:table-row>
        <table:table-row table:style-name="ro7">
          <table:table-cell office:value-type="string" calcext:value-type="string">
            <text:p>V0519</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Helping Someone Who is Ill or Has a Disability Who Does Not Live in Own Household</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able:table-cell>
        </table:table-row>
        <table:table-row table:style-name="ro7">
          <table:table-cell office:value-type="string" calcext:value-type="string">
            <text:p>V0520</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Other Helping or Voluntary Work for or Through Any Organisation Group or Marae</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able:table-cell>
        </table:table-row>
        <table:table-row table:style-name="ro7">
          <table:table-cell office:value-type="string" calcext:value-type="string">
            <text:p>V0521</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Total people stated</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able:table-cell>
        </table:table-row>
        <table:table-row table:style-name="ro6">
          <table:table-cell office:value-type="string" calcext:value-type="string">
            <text:p>V0522</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Not Elsewhere Included</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ext:p/>
            <text:p>Consists of response unidentifiable and not stated.</text:p>
          </table:table-cell>
        </table:table-row>
        <table:table-row table:style-name="ro7">
          <table:table-cell office:value-type="string" calcext:value-type="string">
            <text:p>V0523</text:p>
          </table:table-cell>
          <table:table-cell office:value-type="string" calcext:value-type="string">
            <text:p>individual</text:p>
          </table:table-cell>
          <table:table-cell office:value-type="string" calcext:value-type="string">
            <text:p>unpaid</text:p>
          </table:table-cell>
          <table:table-cell office:value-type="string" calcext:value-type="string">
            <text:p>Unpaid activities for the census usually resident population count aged 15 years and over</text:p>
          </table:table-cell>
          <table:table-cell office:value-type="string" calcext:value-type="string">
            <text:p>Total people</text:p>
          </table:table-cell>
          <table:table-cell office:value-type="string" calcext:value-type="string">
            <text:p>Includes all people who stated each unpaid activity whether as their only unpaid activity or as one of several. Where a person reported more than one unpaid activity they were counted in each applicable group.;</text:p>
            <text:p/>
            <text:p>A person's unpaid activities in the four weeks ending 7 March 2006 and 5 March 2013.;</text:p>
            <text:p/>
            <text:p>See definition of census usually resident population coun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Unifont" style:font-family-asian="Unifont"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1T22:17:11.420588111</dc:date>
    <dc:creator>Chris Hansen</dc:creator>
    <meta:editing-duration>PT13M6S</meta:editing-duration>
    <meta:editing-cycles>2</meta:editing-cycles>
    <meta:generator>LibreOffice/5.1.3.2$Linux_X86_64 LibreOffice_project/10m0$Build-2</meta:generator>
    <meta:document-statistic meta:table-count="1" meta:cell-count="3092" meta:object-count="0"/>
  </office:meta>
</office:document-meta>
</file>